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8"/>
    <style:style style:name="P30" style:family="paragraph" style:parent-style-name="Text_20_body" style:list-style-name="L29"/>
    <style:style style:name="P31" style:family="paragraph" style:parent-style-name="Text_20_body" style:list-style-name="L30"/>
    <style:style style:name="P32" style:family="paragraph" style:parent-style-name="Text_20_body" style:list-style-name="L31"/>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50"/>
    <style:style style:name="P52" style:family="paragraph" style:parent-style-name="Text_20_body" style:list-style-name="L51"/>
    <style:style style:name="P53" style:family="paragraph" style:parent-style-name="Text_20_body" style:list-style-name="L52"/>
    <style:style style:name="P54" style:family="paragraph" style:parent-style-name="Text_20_body" style:list-style-name="L53"/>
    <style:style style:name="P55" style:family="paragraph" style:parent-style-name="Text_20_body" style:list-style-name="L54"/>
    <style:style style:name="P56" style:family="paragraph" style:parent-style-name="Text_20_body" style:list-style-name="L55"/>
    <style:style style:name="P57" style:family="paragraph" style:parent-style-name="Text_20_body" style:list-style-name="L56"/>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list-style-name="L61"/>
    <style:style style:name="P63" style:family="paragraph" style:parent-style-name="Text_20_body" style:list-style-name="L62"/>
    <style:style style:name="P64" style:family="paragraph" style:parent-style-name="Text_20_body" style:list-style-name="L63"/>
    <style:style style:name="P65" style:family="paragraph" style:parent-style-name="Text_20_body" style:list-style-name="L64"/>
    <style:style style:name="P66" style:family="paragraph" style:parent-style-name="Text_20_body" style:list-style-name="L65"/>
    <style:style style:name="P67" style:family="paragraph" style:parent-style-name="Text_20_body" style:list-style-name="L66"/>
    <style:style style:name="P68" style:family="paragraph" style:parent-style-name="Text_20_body" style:list-style-name="L67"/>
    <style:style style:name="P69" style:family="paragraph" style:parent-style-name="Text_20_body" style:list-style-name="L68"/>
    <style:style style:name="P70" style:family="paragraph" style:parent-style-name="Text_20_body" style:list-style-name="L69"/>
    <style:style style:name="P71" style:family="paragraph" style:parent-style-name="Text_20_body" style:list-style-name="L70"/>
    <style:style style:name="P72" style:family="paragraph" style:parent-style-name="Text_20_body" style:list-style-name="L71"/>
    <style:style style:name="P73" style:family="paragraph" style:parent-style-name="Text_20_body" style:list-style-name="L72"/>
    <style:style style:name="P74" style:family="paragraph" style:parent-style-name="Text_20_body" style:list-style-name="L73"/>
    <style:style style:name="P75" style:family="paragraph" style:parent-style-name="Text_20_body" style:list-style-name="L74"/>
    <style:style style:name="P76" style:family="paragraph" style:parent-style-name="Text_20_body" style:list-style-name="L56">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rive supporet vector machines in cnonical form mathematics</text:p>
      <text:h text:style-name="Heading_20_6" text:outline-level="6">ChatGPT said:</text:h>
      <text:p text:style-name="Text_20_body">Support Vector Machines (SVMs) are a type of supervised machine learning algorithm primarily used for classification tasks. The goal of SVM is to find a hyperplane that best separates the data points of different classes with the maximum margin. The canonical form of SVM focuses on the idea of finding the optimal hyperplane that maximizes this margin.</text:p>
      <text:h text:style-name="Heading_20_3" text:outline-level="3">Derivation of SVM in Canonical Form</text:h>
      <text:h text:style-name="Heading_20_4" text:outline-level="4">1. <text:span text:style-name="Strong_20_Emphasis">Problem Setup:</text:span></text:h>
      <text:p text:style-name="Text_20_body">Consider a dataset {(xi​,yi​)}, where:</text:p>
      <text:list xml:id="list1175332378" text:style-name="L1">
        <text:list-item>
          <text:p text:style-name="P2">xi​∈Rn are the feature vectors,</text:p>
        </text:list-item>
        <text:list-item>
          <text:p text:style-name="P2">yi​∈{−1,+1} are the corresponding labels for the data points.</text:p>
        </text:list-item>
      </text:list>
      <text:p text:style-name="Text_20_body">We are looking to find a hyperplane in the feature space that separates these two classes with the largest margin.</text:p>
      <text:p text:style-name="Text_20_body">The equation of the hyperplane can be written as:</text:p>
      <text:p text:style-name="Text_20_body">w⋅x+b=0 </text:p>
      <text:p text:style-name="Text_20_body">where w∈Rn is the weight vector and b∈R is the bias term.</text:p>
      <text:h text:style-name="Heading_20_4" text:outline-level="4">2. <text:span text:style-name="Strong_20_Emphasis">Margin Definition:</text:span></text:h>
      <text:p text:style-name="Text_20_body">The margin is defined as the distance between the hyperplane and the closest data points (support vectors). To maximize the margin, we need to minimize the following objective:</text:p>
      <text:p text:style-name="Text_20_body">Margin=∥w∥1​ </text:p>
      <text:p text:style-name="Text_20_body">The larger the margin, the better the classifier.</text:p>
      <text:h text:style-name="Heading_20_4" text:outline-level="4">3. <text:span text:style-name="Strong_20_Emphasis">Constraints:</text:span></text:h>
      <text:p text:style-name="Text_20_body">The hyperplane must separate the data points of the two classes. The constraints for the points in the positive class (yi​=+1) and the negative class (yi​=−1) can be written as:</text:p>
      <text:p text:style-name="Text_20_body"> allyi​(w⋅xi​+b)≥1for alli=1,2,…,N </text:p>
      <text:p text:style-name="Text_20_body">This ensures that all data points are correctly classified, with a margin of at least 1 from the hyperplane.</text:p>
      <text:h text:style-name="Heading_20_4" text:outline-level="4">4. <text:span text:style-name="Strong_20_Emphasis">Optimization Problem:</text:span></text:h>
      <text:p text:style-name="Text_20_body">The objective is to maximize the margin, which is equivalent to minimizing 21​∥w∥2. The factor of 21​ is included to simplify the derivative calculation.</text:p>
      <text:p text:style-name="Text_20_body">Thus, the optimization problem becomes:</text:p>
      <text:p text:style-name="Text_20_body">w,bmin​21​∥w∥2 </text:p>
      <text:p text:style-name="Text_20_body">subject to the constraint:</text:p>
      <text:p text:style-name="Text_20_body"> allyi​(w⋅xi​+b)≥1for alli=1,2,…,N </text:p>
      <text:h text:style-name="Heading_20_4" text:outline-level="4"><text:soft-page-break/>5. <text:span text:style-name="Strong_20_Emphasis">Lagrangian Formulation:</text:span></text:h>
      <text:p text:style-name="Text_20_body">To solve this constrained optimization problem, we use the method of Lagrange multipliers. The Lagrangian function for this problem is:</text:p>
      <text:p text:style-name="Text_20_body">L(w,b,α)=21​∥w∥2−i=1∑N​αi​[yi​(w⋅xi​+b)−1] </text:p>
      <text:p text:style-name="Text_20_body">where αi​≥0 are the Lagrange multipliers corresponding to the constraints.</text:p>
      <text:h text:style-name="Heading_20_4" text:outline-level="4">6. <text:span text:style-name="Strong_20_Emphasis">Karush-Kuhn-Tucker (KKT) Conditions:</text:span></text:h>
      <text:p text:style-name="Text_20_body">To find the optimal solution, we take the derivative of the Lagrangian with respect to w and b and set them equal to zero:</text:p>
      <text:p text:style-name="Text_20_body">∂w∂L​=w−i=1∑N​αi​yi​xi​=0 ∂b∂L​=−i=1∑N​αi​yi​=0 </text:p>
      <text:p text:style-name="Text_20_body">From the first condition, we obtain:</text:p>
      <text:p text:style-name="Text_20_body">w=i=1∑N​αi​yi​xi​ </text:p>
      <text:p text:style-name="Text_20_body">Substitute this into the Lagrangian to obtain the dual formulation.</text:p>
      <text:h text:style-name="Heading_20_4" text:outline-level="4">7. <text:span text:style-name="Strong_20_Emphasis">Dual Formulation:</text:span></text:h>
      <text:p text:style-name="Text_20_body">The dual of the original problem is obtained by substituting w=∑i=1N​αi​yi​xi​ into the Lagrangian, which results in the following optimization problem:</text:p>
      <text:p text:style-name="Text_20_body">αmax​i=1∑N​αi​−21​i,j=1∑N​αi​αj​yi​yj​xi​⋅xj​ </text:p>
      <text:p text:style-name="Text_20_body">subject to the constraints:</text:p>
      <text:p text:style-name="Text_20_body">αi​≥0andi=1∑N​αi​yi​=0 </text:p>
      <text:h text:style-name="Heading_20_4" text:outline-level="4">8. <text:span text:style-name="Strong_20_Emphasis">Support Vectors:</text:span></text:h>
      <text:p text:style-name="Text_20_body">The solution αi∗​ corresponds to the support vectors, which are the points for which αi​&gt;0. These are the points that lie closest to the hyperplane and define the margin.</text:p>
      <text:h text:style-name="Heading_20_4" text:outline-level="4">9. <text:span text:style-name="Strong_20_Emphasis">Decision Rule:</text:span></text:h>
      <text:p text:style-name="Text_20_body">After finding the optimal values of αi∗​, the weight vector w is computed as:</text:p>
      <text:p text:style-name="Text_20_body">w=i=1∑N​αi∗​yi​xi​ </text:p>
      <text:p text:style-name="Text_20_body">The decision rule for classification is then given by:</text:p>
      <text:p text:style-name="Text_20_body">class(x)=sign(w⋅x+b) </text:p>
      <text:p text:style-name="Text_20_body">where b can be computed using any support vector xs​ (with αs​&gt;0):</text:p>
      <text:p text:style-name="Text_20_body">b=ys​−w⋅xs​ </text:p>
      <text:h text:style-name="Heading_20_4" text:outline-level="4">10. <text:span text:style-name="Strong_20_Emphasis">Canonical Form Summary:</text:span></text:h>
      <text:list xml:id="list3229626326" text:style-name="L2">
        <text:list-item>
          <text:p text:style-name="P3"><text:span text:style-name="Strong_20_Emphasis">Primal form:</text:span> Minimize 21​∥w∥2 subject to yi​(w⋅xi​+b)≥1.</text:p>
        </text:list-item>
        <text:list-item>
          <text:p text:style-name="P3"><text:span text:style-name="Strong_20_Emphasis">Dual form:</text:span> Maximize ∑i=1N​αi​−21​∑i,j=1N​αi​αj​yi​yj​xi​⋅xj​, subject to αi​≥0 and ∑i=1N​αi​yi​=0.</text:p>
        </text:list-item>
      </text:list>
      <text:p text:style-name="Text_20_body">This formulation leads to an optimal hyperplane that maximizes the margin between the two classes, using only the support vectors to define the classifier.</text:p>
      <text:h text:style-name="Heading_20_5" text:outline-level="5"><text:soft-page-break/>You said:</text:h>
      <text:p text:style-name="Text_20_body">deive more briefly </text:p>
      <text:h text:style-name="Heading_20_6" text:outline-level="6">ChatGPT said:</text:h>
      <text:p text:style-name="Text_20_body">Sure! Here's a more concise derivation of Support Vector Machines (SVM) in canonical form:</text:p>
      <text:h text:style-name="Heading_20_3" text:outline-level="3">1. <text:span text:style-name="Strong_20_Emphasis">Problem Setup:</text:span></text:h>
      <text:p text:style-name="Text_20_body">We are given a dataset {(xi​,yi​)}, where xi​∈Rn are feature vectors, and yi​∈{−1,1} are the class labels. We want to find a hyperplane that separates the data with the maximum margin.</text:p>
      <text:p text:style-name="Text_20_body">The equation of the hyperplane is:</text:p>
      <text:p text:style-name="Text_20_body">w⋅x+b=0 </text:p>
      <text:p text:style-name="Text_20_body">where w is the weight vector and b is the bias.</text:p>
      <text:h text:style-name="Heading_20_3" text:outline-level="3">2. <text:span text:style-name="Strong_20_Emphasis">Margin:</text:span></text:h>
      <text:p text:style-name="Text_20_body">The margin is the distance from the hyperplane to the closest data points (support vectors), and we want to <text:span text:style-name="Strong_20_Emphasis">maximize the margin</text:span>. The margin is given by:</text:p>
      <text:p text:style-name="Text_20_body">Margin=∥w∥1​ </text:p>
      <text:p text:style-name="Text_20_body">So, we want to minimize 21​∥w∥2 (factor of 1/2 for simplicity).</text:p>
      <text:h text:style-name="Heading_20_3" text:outline-level="3">3. <text:span text:style-name="Strong_20_Emphasis">Constraints:</text:span></text:h>
      <text:p text:style-name="Text_20_body">For correct classification, the data points must satisfy:</text:p>
      <text:p text:style-name="Text_20_body">yi​(w⋅xi​+b)≥1∀i </text:p>
      <text:p text:style-name="Text_20_body">This ensures that all points are correctly classified with a margin of at least 1.</text:p>
      <text:h text:style-name="Heading_20_3" text:outline-level="3">4. <text:span text:style-name="Strong_20_Emphasis">Optimization Problem:</text:span></text:h>
      <text:p text:style-name="Text_20_body">Thus, the optimization problem becomes:</text:p>
      <text:p text:style-name="Text_20_body"> tow,bmin​21​∥w∥2subject toyi​(w⋅xi​+b)≥1 </text:p>
      <text:h text:style-name="Heading_20_3" text:outline-level="3">5. <text:span text:style-name="Strong_20_Emphasis">Lagrangian:</text:span></text:h>
      <text:p text:style-name="Text_20_body">We solve this constrained optimization problem using the Lagrangian:</text:p>
      <text:p text:style-name="Text_20_body">L(w,b,α)=21​∥w∥2−i=1∑N​αi​[yi​(w⋅xi​+b)−1] </text:p>
      <text:p text:style-name="Text_20_body">where αi​≥0 are Lagrange multipliers.</text:p>
      <text:h text:style-name="Heading_20_3" text:outline-level="3">6. <text:span text:style-name="Strong_20_Emphasis">Karush-Kuhn-Tucker (KKT) Conditions:</text:span></text:h>
      <text:p text:style-name="Text_20_body">Taking the derivative of L with respect to w and b gives:</text:p>
      <text:p text:style-name="Text_20_body">w=i=1∑N​αi​yi​xi​ </text:p>
      <text:p text:style-name="Text_20_body">Substitute this into the Lagrangian and simplify to get the dual problem.</text:p>
      <text:h text:style-name="Heading_20_3" text:outline-level="3"><text:soft-page-break/>7. <text:span text:style-name="Strong_20_Emphasis">Dual Formulation:</text:span></text:h>
      <text:p text:style-name="Text_20_body">The dual formulation is:</text:p>
      <text:p text:style-name="Text_20_body">αmax​i=1∑N​αi​−21​i,j=1∑N​αi​αj​yi​yj​xi​⋅xj​ </text:p>
      <text:p text:style-name="Text_20_body">subject to αi​≥0 and ∑i=1N​αi​yi​=0.</text:p>
      <text:h text:style-name="Heading_20_3" text:outline-level="3">8. <text:span text:style-name="Strong_20_Emphasis">Support Vectors:</text:span></text:h>
      <text:p text:style-name="Text_20_body">Only the support vectors have αi​&gt;0. These are the points that define the hyperplane.</text:p>
      <text:h text:style-name="Heading_20_3" text:outline-level="3">9. <text:span text:style-name="Strong_20_Emphasis">Decision Rule:</text:span></text:h>
      <text:p text:style-name="Text_20_body">Once we have the optimal αi∗​, the weight vector is:</text:p>
      <text:p text:style-name="Text_20_body">w=i=1∑N​αi∗​yi​xi​ </text:p>
      <text:p text:style-name="Text_20_body">The decision rule is:</text:p>
      <text:p text:style-name="Text_20_body">class(x)=sign(w⋅x+b) </text:p>
      <text:p text:style-name="Text_20_body">where b is determined using a support vector.</text:p>
      <text:h text:style-name="Heading_20_3" text:outline-level="3">Summary:</text:h>
      <text:list xml:id="list2429260449" text:style-name="L3">
        <text:list-item>
          <text:p text:style-name="P4">The <text:span text:style-name="Strong_20_Emphasis">primal form</text:span> minimizes 21​∥w∥2 subject to classification constraints.</text:p>
        </text:list-item>
        <text:list-item>
          <text:p text:style-name="P4">The <text:span text:style-name="Strong_20_Emphasis">dual form</text:span> maximizes a function involving the Lagrange multipliers αi​, and only the support vectors influence the final classifier.</text:p>
        </text:list-item>
      </text:list>
      <text:p text:style-name="Standard"/>
      <text:p text:style-name="Standard"/>
      <text:list xml:id="list3904307276" text:style-name="L4">
        <text:list-item>
          <text:p text:style-name="P5">vectors influence the final classifier.</text:p>
        </text:list-item>
      </text:list>
      <text:h text:style-name="Heading_20_5" text:outline-level="5">You said:</text:h>
      <text:p text:style-name="Text_20_body">now pca</text:p>
      <text:h text:style-name="Heading_20_6" text:outline-level="6">ChatGPT said:</text:h>
      <text:p text:style-name="Text_20_body">Principal Component Analysis (PCA) is a technique used for dimensionality reduction while preserving as much variance as possible in the data. PCA transforms the original data into a new coordinate system where the axes (principal components) correspond to the directions of maximum variance.</text:p>
      <text:p text:style-name="Text_20_body">Here’s a brief derivation of PCA:</text:p>
      <text:h text:style-name="Heading_20_3" text:outline-level="3">1. <text:span text:style-name="Strong_20_Emphasis">Problem Setup:</text:span></text:h>
      <text:p text:style-name="Text_20_body">Given a dataset with N data points and D features:</text:p>
      <text:p text:style-name="Text_20_body">X=[x1​,x2​,…,xN​]∈RN×D </text:p>
      <text:p text:style-name="Text_20_body">Each data point xi​∈RD.</text:p>
      <text:p text:style-name="Text_20_body">We aim to reduce the dimensionality of the data by projecting it onto a lower-dimensional subspace, while keeping the most important features (the variance) of the data.</text:p>
      <text:h text:style-name="Heading_20_3" text:outline-level="3"><text:soft-page-break/>2. <text:span text:style-name="Strong_20_Emphasis">Data Mean Centering:</text:span></text:h>
      <text:p text:style-name="Text_20_body">To remove the bias introduced by the origin, we first center the data by subtracting the mean of each feature (column-wise):</text:p>
      <text:p text:style-name="Text_20_body">xˉ=N1​i=1∑N​xi​ </text:p>
      <text:p text:style-name="Text_20_body">Then, center the data:</text:p>
      <text:p text:style-name="Text_20_body">Xcentered​=X−xˉ </text:p>
      <text:h text:style-name="Heading_20_3" text:outline-level="3">3. <text:span text:style-name="Strong_20_Emphasis">Covariance Matrix:</text:span></text:h>
      <text:p text:style-name="Text_20_body">The next step in PCA is to compute the covariance matrix of the centered data. The covariance matrix C captures the relationships between different features:</text:p>
      <text:p text:style-name="Text_20_body">C=N−11​XcenteredT​Xcentered​ </text:p>
      <text:p text:style-name="Text_20_body">This matrix is symmetric, and its eigenvectors represent the principal directions of the data, while its eigenvalues indicate the amount of variance along each direction.</text:p>
      <text:h text:style-name="Heading_20_3" text:outline-level="3">4. <text:span text:style-name="Strong_20_Emphasis">Eigenvalue Decomposition:</text:span></text:h>
      <text:p text:style-name="Text_20_body">The covariance matrix C can be decomposed into eigenvectors and eigenvalues:</text:p>
      <text:p text:style-name="Text_20_body">Cv=λv </text:p>
      <text:p text:style-name="Text_20_body">where v is an eigenvector (the direction of a principal component) and λ is the corresponding eigenvalue (the amount of variance along that direction).</text:p>
      <text:list xml:id="list2475965039" text:style-name="L5">
        <text:list-item>
          <text:p text:style-name="P6">The eigenvectors corresponding to the <text:span text:style-name="Strong_20_Emphasis">largest eigenvalues</text:span> represent the principal components with the highest variance.</text:p>
        </text:list-item>
        <text:list-item>
          <text:p text:style-name="P6">These eigenvectors are the new axes of the transformed feature space.</text:p>
        </text:list-item>
      </text:list>
      <text:h text:style-name="Heading_20_3" text:outline-level="3">5. <text:span text:style-name="Strong_20_Emphasis">Choosing Top Principal Components:</text:span></text:h>
      <text:p text:style-name="Text_20_body">We rank the eigenvectors by their eigenvalues, and choose the top k eigenvectors corresponding to the k largest eigenvalues. These top k eigenvectors define the subspace to which the data will be projected.</text:p>
      <text:h text:style-name="Heading_20_3" text:outline-level="3">6. <text:span text:style-name="Strong_20_Emphasis">Projection:</text:span></text:h>
      <text:p text:style-name="Text_20_body">To reduce the dimensionality of the data, we project the centered data Xcentered​ onto the new subspace defined by the selected eigenvectors (principal components):</text:p>
      <text:p text:style-name="Text_20_body">Xreduced​=Xcentered​Vk​ </text:p>
      <text:p text:style-name="Text_20_body">where Vk​ is the matrix containing the top k eigenvectors as columns.</text:p>
      <text:h text:style-name="Heading_20_3" text:outline-level="3">7. <text:span text:style-name="Strong_20_Emphasis">Reconstruction (Optional):</text:span></text:h>
      <text:p text:style-name="Text_20_body">If needed, you can reconstruct the data in the original space (though with some loss of information):</text:p>
      <text:p text:style-name="Text_20_body">Xreconstructed​=Xreduced​VkT​+xˉ </text:p>
      <text:p text:style-name="Text_20_body"><text:soft-page-break/>This gives an approximation of the original data, where the approximation is better the more principal components are retained.</text:p>
      <text:h text:style-name="Heading_20_3" text:outline-level="3">Summary:</text:h>
      <text:list xml:id="list1006505306" text:style-name="L6">
        <text:list-item>
          <text:p text:style-name="P7"><text:span text:style-name="Strong_20_Emphasis">Center the data</text:span> by subtracting the mean of each feature.</text:p>
        </text:list-item>
        <text:list-item>
          <text:p text:style-name="P7"><text:span text:style-name="Strong_20_Emphasis">Compute the covariance matrix</text:span> of the centered data.</text:p>
        </text:list-item>
        <text:list-item>
          <text:p text:style-name="P7"><text:span text:style-name="Strong_20_Emphasis">Perform eigenvalue decomposition</text:span> to find the eigenvectors (principal components) and their corresponding eigenvalues.</text:p>
        </text:list-item>
        <text:list-item>
          <text:p text:style-name="P7"><text:span text:style-name="Strong_20_Emphasis">Select the top k eigenvectors</text:span> based on the largest eigenvalues.</text:p>
        </text:list-item>
        <text:list-item>
          <text:p text:style-name="P7"><text:span text:style-name="Strong_20_Emphasis">Project the data onto the top k eigenvectors</text:span> to reduce dimensionality.</text:p>
        </text:list-item>
      </text:list>
      <text:p text:style-name="Text_20_body">PCA is widely used for feature reduction, data visualization, and noise reduction in high-dimensional datasets.</text:p>
      <text:p text:style-name="Standard"/>
      <text:p text:style-name="Standard"/>
      <text:p text:style-name="Standard"/>
      <text:p text:style-name="Standard"/>
      <text:p text:style-name="P1">derive supporet vector machines in cnonical form mathematics</text:p>
      <text:h text:style-name="Heading_20_6" text:outline-level="6">ChatGPT said:</text:h>
      <text:p text:style-name="Text_20_body">Support Vector Machines (SVMs) are a type of supervised machine learning algorithm primarily used for classification tasks. The goal of SVM is to find a hyperplane that best separates the data points of different classes with the maximum margin. The canonical form of SVM focuses on the idea of finding the optimal hyperplane that maximizes this margin.</text:p>
      <text:h text:style-name="Heading_20_3" text:outline-level="3">Derivation of SVM in Canonical Form</text:h>
      <text:h text:style-name="Heading_20_4" text:outline-level="4">1. <text:span text:style-name="Strong_20_Emphasis">Problem Setup:</text:span></text:h>
      <text:p text:style-name="Text_20_body">Consider a dataset {(xi​,yi​)}, where:</text:p>
      <text:list xml:id="list2007295996" text:style-name="L7">
        <text:list-item>
          <text:p text:style-name="P8">xi​∈Rn are the feature vectors,</text:p>
        </text:list-item>
        <text:list-item>
          <text:p text:style-name="P8">yi​∈{−1,+1} are the corresponding labels for the data points.</text:p>
        </text:list-item>
      </text:list>
      <text:p text:style-name="Text_20_body">We are looking to find a hyperplane in the feature space that separates these two classes with the largest margin.</text:p>
      <text:p text:style-name="Text_20_body">The equation of the hyperplane can be written as:</text:p>
      <text:p text:style-name="Text_20_body">w⋅x+b=0 </text:p>
      <text:p text:style-name="Text_20_body">where w∈Rn is the weight vector and b∈R is the bias term.</text:p>
      <text:h text:style-name="Heading_20_4" text:outline-level="4">2. <text:span text:style-name="Strong_20_Emphasis">Margin Definition:</text:span></text:h>
      <text:p text:style-name="Text_20_body">The margin is defined as the distance between the hyperplane and the closest data points (support vectors). To maximize the margin, we need to minimize the following objective:</text:p>
      <text:p text:style-name="Text_20_body">Margin=∥w∥1​ </text:p>
      <text:p text:style-name="Text_20_body"><text:soft-page-break/>The larger the margin, the better the classifier.</text:p>
      <text:h text:style-name="Heading_20_4" text:outline-level="4">3. <text:span text:style-name="Strong_20_Emphasis">Constraints:</text:span></text:h>
      <text:p text:style-name="Text_20_body">The hyperplane must separate the data points of the two classes. The constraints for the points in the positive class (yi​=+1) and the negative class (yi​=−1) can be written as:</text:p>
      <text:p text:style-name="Text_20_body"> allyi​(w⋅xi​+b)≥1for alli=1,2,…,N </text:p>
      <text:p text:style-name="Text_20_body">This ensures that all data points are correctly classified, with a margin of at least 1 from the hyperplane.</text:p>
      <text:h text:style-name="Heading_20_4" text:outline-level="4">4. <text:span text:style-name="Strong_20_Emphasis">Optimization Problem:</text:span></text:h>
      <text:p text:style-name="Text_20_body">The objective is to maximize the margin, which is equivalent to minimizing 21​∥w∥2. The factor of 21​ is included to simplify the derivative calculation.</text:p>
      <text:p text:style-name="Text_20_body">Thus, the optimization problem becomes:</text:p>
      <text:p text:style-name="Text_20_body">w,bmin​21​∥w∥2 </text:p>
      <text:p text:style-name="Text_20_body">subject to the constraint:</text:p>
      <text:p text:style-name="Text_20_body"> allyi​(w⋅xi​+b)≥1for alli=1,2,…,N </text:p>
      <text:h text:style-name="Heading_20_4" text:outline-level="4">5. <text:span text:style-name="Strong_20_Emphasis">Lagrangian Formulation:</text:span></text:h>
      <text:p text:style-name="Text_20_body">To solve this constrained optimization problem, we use the method of Lagrange multipliers. The Lagrangian function for this problem is:</text:p>
      <text:p text:style-name="Text_20_body">L(w,b,α)=21​∥w∥2−i=1∑N​αi​[yi​(w⋅xi​+b)−1] </text:p>
      <text:p text:style-name="Text_20_body">where αi​≥0 are the Lagrange multipliers corresponding to the constraints.</text:p>
      <text:h text:style-name="Heading_20_4" text:outline-level="4">6. <text:span text:style-name="Strong_20_Emphasis">Karush-Kuhn-Tucker (KKT) Conditions:</text:span></text:h>
      <text:p text:style-name="Text_20_body">To find the optimal solution, we take the derivative of the Lagrangian with respect to w and b and set them equal to zero:</text:p>
      <text:p text:style-name="Text_20_body">∂w∂L​=w−i=1∑N​αi​yi​xi​=0 ∂b∂L​=−i=1∑N​αi​yi​=0 </text:p>
      <text:p text:style-name="Text_20_body">From the first condition, we obtain:</text:p>
      <text:p text:style-name="Text_20_body">w=i=1∑N​αi​yi​xi​ </text:p>
      <text:p text:style-name="Text_20_body">Substitute this into the Lagrangian to obtain the dual formulation.</text:p>
      <text:h text:style-name="Heading_20_4" text:outline-level="4">7. <text:span text:style-name="Strong_20_Emphasis">Dual Formulation:</text:span></text:h>
      <text:p text:style-name="Text_20_body">The dual of the original problem is obtained by substituting w=∑i=1N​αi​yi​xi​ into the Lagrangian, which results in the following optimization problem:</text:p>
      <text:p text:style-name="Text_20_body">αmax​i=1∑N​αi​−21​i,j=1∑N​αi​αj​yi​yj​xi​⋅xj​ </text:p>
      <text:p text:style-name="Text_20_body">subject to the constraints:</text:p>
      <text:p text:style-name="Text_20_body">αi​≥0andi=1∑N​αi​yi​=0 </text:p>
      <text:h text:style-name="Heading_20_4" text:outline-level="4"><text:soft-page-break/>8. <text:span text:style-name="Strong_20_Emphasis">Support Vectors:</text:span></text:h>
      <text:p text:style-name="Text_20_body">The solution αi∗​ corresponds to the support vectors, which are the points for which αi​&gt;0. These are the points that lie closest to the hyperplane and define the margin.</text:p>
      <text:h text:style-name="Heading_20_4" text:outline-level="4">9. <text:span text:style-name="Strong_20_Emphasis">Decision Rule:</text:span></text:h>
      <text:p text:style-name="Text_20_body">After finding the optimal values of αi∗​, the weight vector w is computed as:</text:p>
      <text:p text:style-name="Text_20_body">w=i=1∑N​αi∗​yi​xi​ </text:p>
      <text:p text:style-name="Text_20_body">The decision rule for classification is then given by:</text:p>
      <text:p text:style-name="Text_20_body">class(x)=sign(w⋅x+b) </text:p>
      <text:p text:style-name="Text_20_body">where b can be computed using any support vector xs​ (with αs​&gt;0):</text:p>
      <text:p text:style-name="Text_20_body">b=ys​−w⋅xs​ </text:p>
      <text:h text:style-name="Heading_20_4" text:outline-level="4">10. <text:span text:style-name="Strong_20_Emphasis">Canonical Form Summary:</text:span></text:h>
      <text:list xml:id="list1402335999" text:style-name="L8">
        <text:list-item>
          <text:p text:style-name="P9"><text:span text:style-name="Strong_20_Emphasis">Primal form:</text:span> Minimize 21​∥w∥2 subject to yi​(w⋅xi​+b)≥1.</text:p>
        </text:list-item>
        <text:list-item>
          <text:p text:style-name="P9"><text:span text:style-name="Strong_20_Emphasis">Dual form:</text:span> Maximize ∑i=1N​αi​−21​∑i,j=1N​αi​αj​yi​yj​xi​⋅xj​, subject to αi​≥0 and ∑i=1N​αi​yi​=0.</text:p>
        </text:list-item>
      </text:list>
      <text:p text:style-name="Text_20_body">This formulation leads to an optimal hyperplane that maximizes the margin between the two classes, using only the support vectors to define the classifier.</text:p>
      <text:h text:style-name="Heading_20_5" text:outline-level="5">You said:</text:h>
      <text:p text:style-name="Text_20_body">deive more briefly </text:p>
      <text:h text:style-name="Heading_20_6" text:outline-level="6">ChatGPT said:</text:h>
      <text:p text:style-name="Text_20_body">Sure! Here's a more concise derivation of Support Vector Machines (SVM) in canonical form:</text:p>
      <text:h text:style-name="Heading_20_3" text:outline-level="3">1. <text:span text:style-name="Strong_20_Emphasis">Problem Setup:</text:span></text:h>
      <text:p text:style-name="Text_20_body">We are given a dataset {(xi​,yi​)}, where xi​∈Rn are feature vectors, and yi​∈{−1,1} are the class labels. We want to find a hyperplane that separates the data with the maximum margin.</text:p>
      <text:p text:style-name="Text_20_body">The equation of the hyperplane is:</text:p>
      <text:p text:style-name="Text_20_body">w⋅x+b=0 </text:p>
      <text:p text:style-name="Text_20_body">where w is the weight vector and b is the bias.</text:p>
      <text:h text:style-name="Heading_20_3" text:outline-level="3">2. <text:span text:style-name="Strong_20_Emphasis">Margin:</text:span></text:h>
      <text:p text:style-name="Text_20_body">The margin is the distance from the hyperplane to the closest data points (support vectors), and we want to <text:span text:style-name="Strong_20_Emphasis">maximize the margin</text:span>. The margin is given by:</text:p>
      <text:p text:style-name="Text_20_body">Margin=∥w∥1​ </text:p>
      <text:p text:style-name="Text_20_body">So, we want to minimize 21​∥w∥2 (factor of 1/2 for simplicity).</text:p>
      <text:h text:style-name="Heading_20_3" text:outline-level="3">3. <text:span text:style-name="Strong_20_Emphasis">Constraints:</text:span></text:h>
      <text:p text:style-name="Text_20_body">For correct classification, the data points must satisfy:</text:p>
      <text:p text:style-name="Text_20_body">yi​(w⋅xi​+b)≥1∀i </text:p>
      <text:p text:style-name="Text_20_body"><text:soft-page-break/>This ensures that all points are correctly classified with a margin of at least 1.</text:p>
      <text:h text:style-name="Heading_20_3" text:outline-level="3">4. <text:span text:style-name="Strong_20_Emphasis">Optimization Problem:</text:span></text:h>
      <text:p text:style-name="Text_20_body">Thus, the optimization problem becomes:</text:p>
      <text:p text:style-name="Text_20_body"> tow,bmin​21​∥w∥2subject toyi​(w⋅xi​+b)≥1 </text:p>
      <text:h text:style-name="Heading_20_3" text:outline-level="3">5. <text:span text:style-name="Strong_20_Emphasis">Lagrangian:</text:span></text:h>
      <text:p text:style-name="Text_20_body">We solve this constrained optimization problem using the Lagrangian:</text:p>
      <text:p text:style-name="Text_20_body">L(w,b,α)=21​∥w∥2−i=1∑N​αi​[yi​(w⋅xi​+b)−1] </text:p>
      <text:p text:style-name="Text_20_body">where αi​≥0 are Lagrange multipliers.</text:p>
      <text:h text:style-name="Heading_20_3" text:outline-level="3">6. <text:span text:style-name="Strong_20_Emphasis">Karush-Kuhn-Tucker (KKT) Conditions:</text:span></text:h>
      <text:p text:style-name="Text_20_body">Taking the derivative of L with respect to w and b gives:</text:p>
      <text:p text:style-name="Text_20_body">w=i=1∑N​αi​yi​xi​ </text:p>
      <text:p text:style-name="Text_20_body">Substitute this into the Lagrangian and simplify to get the dual problem.</text:p>
      <text:h text:style-name="Heading_20_3" text:outline-level="3">7. <text:span text:style-name="Strong_20_Emphasis">Dual Formulation:</text:span></text:h>
      <text:p text:style-name="Text_20_body">The dual formulation is:</text:p>
      <text:p text:style-name="Text_20_body">αmax​i=1∑N​αi​−21​i,j=1∑N​αi​αj​yi​yj​xi​⋅xj​ </text:p>
      <text:p text:style-name="Text_20_body">subject to αi​≥0 and ∑i=1N​αi​yi​=0.</text:p>
      <text:h text:style-name="Heading_20_3" text:outline-level="3">8. <text:span text:style-name="Strong_20_Emphasis">Support Vectors:</text:span></text:h>
      <text:p text:style-name="Text_20_body">Only the support vectors have αi​&gt;0. These are the points that define the hyperplane.</text:p>
      <text:h text:style-name="Heading_20_3" text:outline-level="3">9. <text:span text:style-name="Strong_20_Emphasis">Decision Rule:</text:span></text:h>
      <text:p text:style-name="Text_20_body">Once we have the optimal αi∗​, the weight vector is:</text:p>
      <text:p text:style-name="Text_20_body">w=i=1∑N​αi∗​yi​xi​ </text:p>
      <text:p text:style-name="Text_20_body">The decision rule is:</text:p>
      <text:p text:style-name="Text_20_body">class(x)=sign(w⋅x+b) </text:p>
      <text:p text:style-name="Text_20_body">where b is determined using a support vector.</text:p>
      <text:h text:style-name="Heading_20_3" text:outline-level="3">Summary:</text:h>
      <text:list xml:id="list3794080990" text:style-name="L9">
        <text:list-item>
          <text:p text:style-name="P10">The <text:span text:style-name="Strong_20_Emphasis">primal form</text:span> minimizes 21​∥w∥2 subject to classification constraints.</text:p>
        </text:list-item>
        <text:list-item>
          <text:p text:style-name="P10">The <text:span text:style-name="Strong_20_Emphasis">dual form</text:span> maximizes a function involving the Lagrange multipliers αi​, and only the support vectors influence the final classifier.</text:p>
        </text:list-item>
      </text:list>
      <text:h text:style-name="Heading_20_5" text:outline-level="5">You said:</text:h>
      <text:p text:style-name="Text_20_body">now pca</text:p>
      <text:h text:style-name="Heading_20_6" text:outline-level="6"><text:soft-page-break/>ChatGPT said:</text:h>
      <text:p text:style-name="Text_20_body">Principal Component Analysis (PCA) is a technique used for dimensionality reduction while preserving as much variance as possible in the data. PCA transforms the original data into a new coordinate system where the axes (principal components) correspond to the directions of maximum variance.</text:p>
      <text:p text:style-name="Text_20_body">Here’s a brief derivation of PCA:</text:p>
      <text:h text:style-name="Heading_20_3" text:outline-level="3">1. <text:span text:style-name="Strong_20_Emphasis">Problem Setup:</text:span></text:h>
      <text:p text:style-name="Text_20_body">Given a dataset with N data points and D features:</text:p>
      <text:p text:style-name="Text_20_body">X=[x1​,x2​,…,xN​]∈RN×D </text:p>
      <text:p text:style-name="Text_20_body">Each data point xi​∈RD.</text:p>
      <text:p text:style-name="Text_20_body">We aim to reduce the dimensionality of the data by projecting it onto a lower-dimensional subspace, while keeping the most important features (the variance) of the data.</text:p>
      <text:h text:style-name="Heading_20_3" text:outline-level="3">2. <text:span text:style-name="Strong_20_Emphasis">Data Mean Centering:</text:span></text:h>
      <text:p text:style-name="Text_20_body">To remove the bias introduced by the origin, we first center the data by subtracting the mean of each feature (column-wise):</text:p>
      <text:p text:style-name="Text_20_body">xˉ=N1​i=1∑N​xi​ </text:p>
      <text:p text:style-name="Text_20_body">Then, center the data:</text:p>
      <text:p text:style-name="Text_20_body">Xcentered​=X−xˉ </text:p>
      <text:h text:style-name="Heading_20_3" text:outline-level="3">3. <text:span text:style-name="Strong_20_Emphasis">Covariance Matrix:</text:span></text:h>
      <text:p text:style-name="Text_20_body">The next step in PCA is to compute the covariance matrix of the centered data. The covariance matrix C captures the relationships between different features:</text:p>
      <text:p text:style-name="Text_20_body">C=N−11​XcenteredT​Xcentered​ </text:p>
      <text:p text:style-name="Text_20_body">This matrix is symmetric, and its eigenvectors represent the principal directions of the data, while its eigenvalues indicate the amount of variance along each direction.</text:p>
      <text:h text:style-name="Heading_20_3" text:outline-level="3">4. <text:span text:style-name="Strong_20_Emphasis">Eigenvalue Decomposition:</text:span></text:h>
      <text:p text:style-name="Text_20_body">The covariance matrix C can be decomposed into eigenvectors and eigenvalues:</text:p>
      <text:p text:style-name="Text_20_body">Cv=λv </text:p>
      <text:p text:style-name="Text_20_body">where v is an eigenvector (the direction of a principal component) and λ is the corresponding eigenvalue (the amount of variance along that direction).</text:p>
      <text:list xml:id="list486836668" text:style-name="L10">
        <text:list-item>
          <text:p text:style-name="P11">The eigenvectors corresponding to the <text:span text:style-name="Strong_20_Emphasis">largest eigenvalues</text:span> represent the principal components with the highest variance.</text:p>
        </text:list-item>
        <text:list-item>
          <text:p text:style-name="P11">These eigenvectors are the new axes of the transformed feature space.</text:p>
        </text:list-item>
      </text:list>
      <text:h text:style-name="Heading_20_3" text:outline-level="3"><text:soft-page-break/>5. <text:span text:style-name="Strong_20_Emphasis">Choosing Top Principal Components:</text:span></text:h>
      <text:p text:style-name="Text_20_body">We rank the eigenvectors by their eigenvalues, and choose the top k eigenvectors corresponding to the k largest eigenvalues. These top k eigenvectors define the subspace to which the data will be projected.</text:p>
      <text:h text:style-name="Heading_20_3" text:outline-level="3">6. <text:span text:style-name="Strong_20_Emphasis">Projection:</text:span></text:h>
      <text:p text:style-name="Text_20_body">To reduce the dimensionality of the data, we project the centered data Xcentered​ onto the new subspace defined by the selected eigenvectors (principal components):</text:p>
      <text:p text:style-name="Text_20_body">Xreduced​=Xcentered​Vk​ </text:p>
      <text:p text:style-name="Text_20_body">where Vk​ is the matrix containing the top k eigenvectors as columns.</text:p>
      <text:h text:style-name="Heading_20_3" text:outline-level="3">7. <text:span text:style-name="Strong_20_Emphasis">Reconstruction (Optional):</text:span></text:h>
      <text:p text:style-name="Text_20_body">If needed, you can reconstruct the data in the original space (though with some loss of information):</text:p>
      <text:p text:style-name="Text_20_body">Xreconstructed​=Xreduced​VkT​+xˉ </text:p>
      <text:p text:style-name="Text_20_body">This gives an approximation of the original data, where the approximation is better the more principal components are retained.</text:p>
      <text:h text:style-name="Heading_20_3" text:outline-level="3">Summary:</text:h>
      <text:list xml:id="list1770186910" text:style-name="L11">
        <text:list-item>
          <text:p text:style-name="P12"><text:span text:style-name="Strong_20_Emphasis">Center the data</text:span> by subtracting the mean of each feature.</text:p>
        </text:list-item>
        <text:list-item>
          <text:p text:style-name="P12"><text:span text:style-name="Strong_20_Emphasis">Compute the covariance matrix</text:span> of the centered data.</text:p>
        </text:list-item>
        <text:list-item>
          <text:p text:style-name="P12"><text:span text:style-name="Strong_20_Emphasis">Perform eigenvalue decomposition</text:span> to find the eigenvectors (principal components) and their corresponding eigenvalues.</text:p>
        </text:list-item>
        <text:list-item>
          <text:p text:style-name="P12"><text:span text:style-name="Strong_20_Emphasis">Select the top k eigenvectors</text:span> based on the largest eigenvalues.</text:p>
        </text:list-item>
        <text:list-item>
          <text:p text:style-name="P12"><text:span text:style-name="Strong_20_Emphasis">Project the data onto the top k eigenvectors</text:span> to reduce dimensionality.</text:p>
        </text:list-item>
      </text:list>
      <text:p text:style-name="Text_20_body">PCA is widely used for feature reduction, data visualization, and noise reduction in high-dimensional datasets.</text:p>
      <text:h text:style-name="Heading_20_5" text:outline-level="5">You said:</text:h>
      <text:p text:style-name="Text_20_body">now neural networks</text:p>
      <text:h text:style-name="Heading_20_6" text:outline-level="6">ChatGPT said:</text:h>
      <text:p text:style-name="Text_20_body">Neural Networks (NNs) are a class of machine learning models inspired by the structure and functioning of biological neural networks in the human brain. They are used for various tasks such as classification, regression, and pattern recognition. Let's break down the fundamental concepts and mathematical foundation of neural networks.</text:p>
      <text:h text:style-name="Heading_20_3" text:outline-level="3">1. <text:span text:style-name="Strong_20_Emphasis">Basic Structure of a Neural Network:</text:span></text:h>
      <text:p text:style-name="Text_20_body">A neural network consists of layers of nodes (neurons), each layer connected to the next through weighted connections. The main components are:</text:p>
      <text:list xml:id="list395445405" text:style-name="L12">
        <text:list-item>
          <text:p text:style-name="P13"><text:span text:style-name="Strong_20_Emphasis">Input Layer</text:span>: This layer receives the input features.</text:p>
        </text:list-item>
        <text:list-item>
          <text:p text:style-name="P13"><text:soft-page-break/><text:span text:style-name="Strong_20_Emphasis">Hidden Layers</text:span>: These layers process the input through weighted connections and activation functions.</text:p>
        </text:list-item>
        <text:list-item>
          <text:p text:style-name="P13"><text:span text:style-name="Strong_20_Emphasis">Output Layer</text:span>: This layer produces the final prediction.</text:p>
        </text:list-item>
      </text:list>
      <text:p text:style-name="Text_20_body">Each layer is made up of units called <text:span text:style-name="Strong_20_Emphasis">neurons</text:span>. The output of each neuron is calculated by applying a mathematical function to the weighted sum of its inputs.</text:p>
      <text:h text:style-name="Heading_20_3" text:outline-level="3">2. <text:span text:style-name="Strong_20_Emphasis">Mathematical Representation:</text:span></text:h>
      <text:p text:style-name="Text_20_body">For a simple feedforward neural network with one hidden layer:</text:p>
      <text:h text:style-name="Heading_20_4" text:outline-level="4">Input Layer:</text:h>
      <text:p text:style-name="Text_20_body">Let the input be a vector:</text:p>
      <text:p text:style-name="Text_20_body">x=​x1​x2​⋮xn​​​ </text:p>
      <text:p text:style-name="Text_20_body">where x1​,x2​,…,xn​ are the input features.</text:p>
      <text:h text:style-name="Heading_20_4" text:outline-level="4">Hidden Layer:</text:h>
      <text:p text:style-name="Text_20_body">For each neuron in the hidden layer, the input is a weighted sum of the inputs from the previous layer plus a bias term. Let’s denote the weights for the connections between the input layer and the hidden layer by W1​, and the bias by b1​.</text:p>
      <text:p text:style-name="Text_20_body">The input to the hidden layer neurons is:</text:p>
      <text:p text:style-name="Text_20_body">z1​=W1​x+b1​ </text:p>
      <text:p text:style-name="Text_20_body">Each hidden neuron applies an activation function f (e.g., sigmoid, ReLU) to the weighted sum:</text:p>
      <text:p text:style-name="Text_20_body">a1​=f(z1​) </text:p>
      <text:p text:style-name="Text_20_body">where a1​ is the output of the hidden layer neurons.</text:p>
      <text:h text:style-name="Heading_20_4" text:outline-level="4">Output Layer:</text:h>
      <text:p text:style-name="Text_20_body">Let the weights between the hidden layer and the output layer be W2​, and the bias at the output layer be b2​.</text:p>
      <text:p text:style-name="Text_20_body">The input to the output layer neurons is:</text:p>
      <text:p text:style-name="Text_20_body">z2​=W2​a1​+b2​ </text:p>
      <text:p text:style-name="Text_20_body">Finally, the output of the network is obtained by applying an activation function g (e.g., softmax for classification) to the output layer:</text:p>
      <text:p text:style-name="Text_20_body">y=g(z2​) </text:p>
      <text:p text:style-name="Text_20_body">where y is the predicted output.</text:p>
      <text:h text:style-name="Heading_20_3" text:outline-level="3">3. <text:span text:style-name="Strong_20_Emphasis">Activation Functions:</text:span></text:h>
      <text:p text:style-name="Text_20_body">Activation functions introduce non-linearity into the network, allowing it to model complex relationships in the data. Some commonly used activation functions are:</text:p>
      <text:list xml:id="list2985819151" text:style-name="L13">
        <text:list-item>
          <text:p text:style-name="P14"><text:span text:style-name="Strong_20_Emphasis">Sigmoid</text:span>:</text:p>
        </text:list-item>
      </text:list>
      <text:p text:style-name="Text_20_body"><text:soft-page-break/>σ(z)=1+e−z1​ </text:p>
      <text:list xml:id="list3986178499" text:style-name="L14">
        <text:list-item>
          <text:p text:style-name="P15"><text:span text:style-name="Strong_20_Emphasis">ReLU (Rectified Linear Unit)</text:span>:</text:p>
        </text:list-item>
      </text:list>
      <text:p text:style-name="Text_20_body">ReLU(z)=max(0,z) </text:p>
      <text:list xml:id="list2293429982" text:style-name="L15">
        <text:list-item>
          <text:p text:style-name="P16"><text:span text:style-name="Strong_20_Emphasis">Softmax</text:span> (used in the output layer for multi-class classification):</text:p>
        </text:list-item>
      </text:list>
      <text:p text:style-name="Text_20_body">Softmax(zi​)=∑j​ezj​ezi​​ </text:p>
      <text:h text:style-name="Heading_20_3" text:outline-level="3">4. <text:span text:style-name="Strong_20_Emphasis">Forward Propagation:</text:span></text:h>
      <text:p text:style-name="Text_20_body">To make a prediction with a neural network, we perform forward propagation. This involves computing the weighted sum of inputs at each layer, applying the activation function, and passing the result to the next layer until we reach the output layer.</text:p>
      <text:h text:style-name="Heading_20_3" text:outline-level="3">5. <text:span text:style-name="Strong_20_Emphasis">Loss Function:</text:span></text:h>
      <text:p text:style-name="Text_20_body">The <text:span text:style-name="Strong_20_Emphasis">loss function</text:span> quantifies how far the network’s predictions are from the actual target values. For example:</text:p>
      <text:list xml:id="list2149045774" text:style-name="L16">
        <text:list-item>
          <text:p text:style-name="P17"><text:span text:style-name="Strong_20_Emphasis">Mean Squared Error (MSE)</text:span> for regression:</text:p>
        </text:list-item>
      </text:list>
      <text:p text:style-name="Text_20_body">L(y,y^​)=N1​i=1∑N​(yi​−yi​^​)2 </text:p>
      <text:list xml:id="list2369214511" text:style-name="L17">
        <text:list-item>
          <text:p text:style-name="P18"><text:span text:style-name="Strong_20_Emphasis">Cross-Entropy Loss</text:span> for classification:</text:p>
        </text:list-item>
      </text:list>
      <text:p text:style-name="Text_20_body">L(y,y^​)=−i=1∑N​yi​log(yi​^​) </text:p>
      <text:p text:style-name="Text_20_body">where yi​ are the true labels, and yi​^​ are the predicted labels.</text:p>
      <text:h text:style-name="Heading_20_3" text:outline-level="3">6. <text:span text:style-name="Strong_20_Emphasis">Backpropagation:</text:span></text:h>
      <text:p text:style-name="Text_20_body">Backpropagation is the key algorithm for training neural networks. It involves computing the gradients of the loss function with respect to the weights in the network and updating the weights to minimize the loss function. The steps are as follows:</text:p>
      <text:h text:style-name="Heading_20_4" text:outline-level="4">Step 1: Compute the Gradient of the Loss</text:h>
      <text:p text:style-name="Text_20_body">For each weight w, compute the gradient ∂w∂L​ using the chain rule. This tells us how to adjust the weights to reduce the error.</text:p>
      <text:h text:style-name="Heading_20_4" text:outline-level="4">Step 2: Update the Weights</text:h>
      <text:p text:style-name="Text_20_body">Once the gradients are computed, the weights are updated using an optimization algorithm, such as <text:span text:style-name="Strong_20_Emphasis">Stochastic Gradient Descent (SGD)</text:span> or <text:span text:style-name="Strong_20_Emphasis">Adam</text:span>:</text:p>
      <text:p text:style-name="Text_20_body">w←w−η∂w∂L​ </text:p>
      <text:p text:style-name="Text_20_body">where η is the learning rate.</text:p>
      <text:h text:style-name="Heading_20_3" text:outline-level="3">7. <text:span text:style-name="Strong_20_Emphasis">Training the Neural Network:</text:span></text:h>
      <text:p text:style-name="Text_20_body">The training process involves the following steps:</text:p>
      <text:list xml:id="list4000993192" text:style-name="L18">
        <text:list-item>
          <text:p text:style-name="P19"><text:span text:style-name="Strong_20_Emphasis">Forward pass</text:span>: Compute the network’s output for a given input.</text:p>
        </text:list-item>
        <text:list-item>
          <text:p text:style-name="P19"><text:span text:style-name="Strong_20_Emphasis">Loss computation</text:span>: Calculate the error using the loss function.</text:p>
        </text:list-item>
        <text:list-item>
          <text:p text:style-name="P19"><text:soft-page-break/><text:span text:style-name="Strong_20_Emphasis">Backpropagation</text:span>: Compute the gradients of the loss function with respect to the weights.</text:p>
        </text:list-item>
        <text:list-item>
          <text:p text:style-name="P19"><text:span text:style-name="Strong_20_Emphasis">Weight update</text:span>: Adjust the weights to minimize the loss.</text:p>
        </text:list-item>
      </text:list>
      <text:p text:style-name="Text_20_body">These steps are repeated iteratively for many epochs until the network’s weights converge to an optimal solution.</text:p>
      <text:h text:style-name="Heading_20_3" text:outline-level="3">8. <text:span text:style-name="Strong_20_Emphasis">Neural Network Summary:</text:span></text:h>
      <text:list xml:id="list3093231757" text:style-name="L19">
        <text:list-item>
          <text:p text:style-name="P20"><text:span text:style-name="Strong_20_Emphasis">Structure</text:span>: The network consists of layers (input, hidden, and output), with each layer having neurons connected by weighted links.</text:p>
        </text:list-item>
        <text:list-item>
          <text:p text:style-name="P20"><text:span text:style-name="Strong_20_Emphasis">Forward Propagation</text:span>: The input data is processed through layers, using weights, biases, and activation functions to generate predictions.</text:p>
        </text:list-item>
        <text:list-item>
          <text:p text:style-name="P20"><text:span text:style-name="Strong_20_Emphasis">Loss Function</text:span>: Measures the error between the predicted output and true output.</text:p>
        </text:list-item>
        <text:list-item>
          <text:p text:style-name="P20"><text:span text:style-name="Strong_20_Emphasis">Backpropagation</text:span>: Used to calculate the gradients of the loss with respect to weights and update the weights to minimize the loss.</text:p>
        </text:list-item>
        <text:list-item>
          <text:p text:style-name="P20"><text:span text:style-name="Strong_20_Emphasis">Optimization</text:span>: The weights are optimized using algorithms like SGD or Adam.</text:p>
        </text:list-item>
      </text:list>
      <text:h text:style-name="Heading_20_3" text:outline-level="3">Key Concepts:</text:h>
      <text:list xml:id="list1320160554" text:style-name="L20">
        <text:list-item>
          <text:p text:style-name="P21"><text:span text:style-name="Strong_20_Emphasis">Feedforward Neural Network</text:span>: The basic structure where data flows from input to output without loops.</text:p>
        </text:list-item>
        <text:list-item>
          <text:p text:style-name="P21"><text:span text:style-name="Strong_20_Emphasis">Backpropagation</text:span>: The method for updating weights based on the gradient of the loss function.</text:p>
        </text:list-item>
        <text:list-item>
          <text:p text:style-name="P21"><text:span text:style-name="Strong_20_Emphasis">Deep Learning</text:span>: Networks with many layers (deep networks) can learn complex patterns in the data.</text:p>
        </text:list-item>
      </text:list>
      <text:p text:style-name="Text_20_body">Neural networks are powerful models that can learn non-linear relationships and are the foundation of many modern AI systems, such as image recognition, speech recognition, and natural language processing.</text:p>
      <text:h text:style-name="Heading_20_5" text:outline-level="5">You said:</text:h>
      <text:p text:style-name="Text_20_body">now auto encode attention and gan and relation beween them in cannonical mathematyics </text:p>
      <text:h text:style-name="Heading_20_6" text:outline-level="6">ChatGPT said:</text:h>
      <text:p text:style-name="Text_20_body">Let’s break down <text:span text:style-name="Strong_20_Emphasis">Autoencoders (AE)</text:span>, <text:span text:style-name="Strong_20_Emphasis">Attention Mechanisms</text:span>, and <text:span text:style-name="Strong_20_Emphasis">Generative Adversarial Networks (GANs)</text:span>, and examine their relationships in a mathematical canonical form. Each of these concepts plays a crucial role in modern machine learning, especially in areas like representation learning, image generation, and sequence processing.</text:p>
      <text:h text:style-name="Heading_20_3" text:outline-level="3">1. <text:span text:style-name="Strong_20_Emphasis">Autoencoders (AE)</text:span></text:h>
      <text:p text:style-name="Text_20_body">An <text:span text:style-name="Strong_20_Emphasis">Autoencoder</text:span> is a type of neural network used for unsupervised learning, typically for dimensionality reduction or feature learning. It consists of two main parts:</text:p>
      <text:list xml:id="list3996261647" text:style-name="L21">
        <text:list-item>
          <text:p text:style-name="P22"><text:span text:style-name="Strong_20_Emphasis">Encoder</text:span>: Maps the input x to a latent representation z.</text:p>
        </text:list-item>
        <text:list-item>
          <text:p text:style-name="P22"><text:span text:style-name="Strong_20_Emphasis">Decoder</text:span>: Reconstructs the original input x from the latent representation z.</text:p>
        </text:list-item>
      </text:list>
      <text:h text:style-name="Heading_20_4" text:outline-level="4"><text:soft-page-break/><text:span text:style-name="Strong_20_Emphasis">Mathematical Formulation of Autoencoder</text:span>:</text:h>
      <text:p text:style-name="Text_20_body">Let x∈Rn be the input vector, and the encoder maps x to a latent representation z of dimension d:</text:p>
      <text:p text:style-name="Text_20_body">z=fencoder​(x;θe​) </text:p>
      <text:p text:style-name="Text_20_body">where θe​ are the parameters of the encoder network.</text:p>
      <text:p text:style-name="Text_20_body">Then, the decoder attempts to reconstruct the original input x^:</text:p>
      <text:p text:style-name="Text_20_body">x^=fdecoder​(z;θd​) </text:p>
      <text:p text:style-name="Text_20_body">where θd​ are the parameters of the decoder network.</text:p>
      <text:p text:style-name="Text_20_body">The loss function is typically the reconstruction error between the original input x and the reconstructed input x^. One common choice for the loss function is <text:span text:style-name="Strong_20_Emphasis">Mean Squared Error (MSE)</text:span>:</text:p>
      <text:p text:style-name="Text_20_body">LAE​(x,x^)=∥x−x^∥2 </text:p>
      <text:p text:style-name="Text_20_body">The network is trained to minimize this loss.</text:p>
      <text:p text:style-name="Horizontal_20_Line"/>
      <text:h text:style-name="Heading_20_3" text:outline-level="3">2. <text:span text:style-name="Strong_20_Emphasis">Attention Mechanisms</text:span></text:h>
      <text:p text:style-name="Text_20_body">An <text:span text:style-name="Strong_20_Emphasis">Attention Mechanism</text:span> allows a model to focus on different parts of the input sequence when making predictions. It has become a core concept in many architectures, especially in <text:span text:style-name="Strong_20_Emphasis">Transformer models</text:span>. The attention mechanism computes a weighted sum of values based on the relevance (importance) of the query with respect to the keys.</text:p>
      <text:h text:style-name="Heading_20_4" text:outline-level="4"><text:span text:style-name="Strong_20_Emphasis">Mathematical Formulation of Attention</text:span>:</text:h>
      <text:p text:style-name="Text_20_body">Let’s consider <text:span text:style-name="Strong_20_Emphasis">Scaled Dot-Product Attention</text:span>, which is commonly used in Transformers.</text:p>
      <text:list xml:id="list30105049" text:style-name="L22">
        <text:list-item>
          <text:p text:style-name="P23"><text:span text:style-name="Strong_20_Emphasis">Query</text:span> Q∈Rn×dk​</text:p>
        </text:list-item>
        <text:list-item>
          <text:p text:style-name="P23"><text:span text:style-name="Strong_20_Emphasis">Key</text:span> K∈Rn×dk​</text:p>
        </text:list-item>
        <text:list-item>
          <text:p text:style-name="P23"><text:span text:style-name="Strong_20_Emphasis">Value</text:span> V∈Rn×dv​</text:p>
        </text:list-item>
      </text:list>
      <text:p text:style-name="Text_20_body">The attention scores are computed by taking the dot product of the query and the keys, followed by a scaling factor dk​​1​:</text:p>
      <text:p text:style-name="Text_20_body">Attention(Q,K,V)=softmax(dk​​QKT​)V </text:p>
      <text:p text:style-name="Text_20_body">Here, the softmax function ensures that the attention weights are normalized and sum to 1.</text:p>
      <text:p text:style-name="Text_20_body">The output is a weighted sum of the values V, where the weights are determined by the relevance of the keys K to the query Q.</text:p>
      <text:p text:style-name="Horizontal_20_Line"/>
      <text:h text:style-name="Heading_20_3" text:outline-level="3">3. <text:span text:style-name="Strong_20_Emphasis">Generative Adversarial Networks (GANs)</text:span></text:h>
      <text:p text:style-name="Text_20_body">A <text:span text:style-name="Strong_20_Emphasis">Generative Adversarial Network (GAN)</text:span> consists of two neural networks that are trained together:</text:p>
      <text:list xml:id="list1344678089" text:style-name="L23">
        <text:list-item>
          <text:p text:style-name="P24"><text:span text:style-name="Strong_20_Emphasis">Generator (G)</text:span>: Takes a random noise vector z as input and generates a synthetic data point x^.</text:p>
        </text:list-item>
        <text:list-item>
          <text:p text:style-name="P24"><text:soft-page-break/><text:span text:style-name="Strong_20_Emphasis">Discriminator (D)</text:span>: Classifies whether the input is real (from the data distribution) or fake (from the generator).</text:p>
        </text:list-item>
      </text:list>
      <text:p text:style-name="Text_20_body">The generator tries to fool the discriminator into thinking its generated data is real, while the discriminator tries to correctly classify real vs. fake data.</text:p>
      <text:h text:style-name="Heading_20_4" text:outline-level="4"><text:span text:style-name="Strong_20_Emphasis">Mathematical Formulation of GANs</text:span>:</text:h>
      <text:p text:style-name="Text_20_body">Let G(z;θg​) represent the generator with parameter θg​ mapping a noise vector z to a synthetic sample x^.</text:p>
      <text:p text:style-name="Text_20_body">Let D(x;θd​) represent the discriminator with parameter θd​, which outputs the probability that x is real (i.e., from the true data distribution).</text:p>
      <text:p text:style-name="Text_20_body">The <text:span text:style-name="Strong_20_Emphasis">GAN objective</text:span> is to optimize the generator and discriminator through a <text:span text:style-name="Strong_20_Emphasis">min-max game</text:span>:</text:p>
      <text:p text:style-name="Text_20_body">θg​min​θd​max​Ex∼pdata​(x)​[logD(x)]+Ez∼pz​(z)​[log(1−D(G(z)))] </text:p>
      <text:list xml:id="list2953097237" text:style-name="L24">
        <text:list-item>
          <text:p text:style-name="P25">The <text:span text:style-name="Strong_20_Emphasis">discriminator</text:span> tries to maximize its ability to distinguish real from fake data: maxθd​​Ex∼pdata​(x)​[logD(x)]+Ez∼pz​(z)​[log(1−D(G(z)))].</text:p>
        </text:list-item>
        <text:list-item>
          <text:p text:style-name="P25">The <text:span text:style-name="Strong_20_Emphasis">generator</text:span> tries to minimize the discriminator’s ability to distinguish fake data: minθg​​Ez∼pz​(z)​[log(1−D(G(z)))].</text:p>
        </text:list-item>
      </text:list>
      <text:p text:style-name="Text_20_body">As training proceeds, the generator becomes better at producing realistic data, while the discriminator becomes better at distinguishing real from fake data.</text:p>
      <text:p text:style-name="Horizontal_20_Line"/>
      <text:h text:style-name="Heading_20_3" text:outline-level="3">4. <text:span text:style-name="Strong_20_Emphasis">Relation Between Autoencoders, Attention, and GANs</text:span></text:h>
      <text:p text:style-name="Text_20_body">While <text:span text:style-name="Strong_20_Emphasis">Autoencoders</text:span>, <text:span text:style-name="Strong_20_Emphasis">Attention Mechanisms</text:span>, and <text:span text:style-name="Strong_20_Emphasis">GANs</text:span> serve different purposes, they are connected in various ways:</text:p>
      <text:list xml:id="list3292088233" text:style-name="L25">
        <text:list-item>
          <text:p text:style-name="P26"><text:span text:style-name="Strong_20_Emphasis">Autoencoders</text:span> are often used in generative models like <text:span text:style-name="Strong_20_Emphasis">Variational Autoencoders (VAEs)</text:span>. VAEs and GANs share the goal of generating new data, but they use different techniques (e.g., VAEs use variational inference, while GANs use adversarial training).</text:p>
        </text:list-item>
        <text:list-item>
          <text:p text:style-name="P26"><text:span text:style-name="Strong_20_Emphasis">Attention mechanisms</text:span> can be incorporated into autoencoders, particularly in models like <text:span text:style-name="Strong_20_Emphasis">Transformers</text:span>, where attention is used to learn which parts of the input sequence are most important for reconstructing the data. This can be especially useful for sequence-to-sequence tasks like language translation.</text:p>
        </text:list-item>
        <text:list-item>
          <text:p text:style-name="P26"><text:span text:style-name="Strong_20_Emphasis">GANs</text:span> can also be used with <text:span text:style-name="Strong_20_Emphasis">Autoencoders</text:span> for generative purposes. For example, in <text:span text:style-name="Strong_20_Emphasis">Autoencoder GANs (AE-GANs)</text:span>, the encoder-decoder structure of an autoencoder is combined with the adversarial loss from a GAN. The encoder and generator both try to map data to a latent space, and the discriminator helps improve the quality of the generated data.</text:p>
        </text:list-item>
      </text:list>
      <text:h text:style-name="Heading_20_3" text:outline-level="3">5. <text:span text:style-name="Strong_20_Emphasis">Connecting Concepts:</text:span></text:h>
      <text:p text:style-name="Text_20_body">Here’s how these concepts relate to each other:</text:p>
      <text:list xml:id="list2317008555" text:style-name="L26">
        <text:list-item>
          <text:p text:style-name="P27"><text:span text:style-name="Strong_20_Emphasis">Autoencoders</text:span>: Learn a compact latent representation of data and reconstruct it.</text:p>
        </text:list-item>
        <text:list-item>
          <text:p text:style-name="P27"><text:span text:style-name="Strong_20_Emphasis">Attention Mechanisms</text:span>: Allow the model to focus on the most relevant parts of the input.</text:p>
        </text:list-item>
        <text:list-item>
          <text:p text:style-name="P27"><text:soft-page-break/><text:span text:style-name="Strong_20_Emphasis">GANs</text:span>: Learn to generate new data that resembles the real data distribution.</text:p>
        </text:list-item>
      </text:list>
      <text:p text:style-name="Text_20_body">Mathematically, they can be connected as follows:</text:p>
      <text:list xml:id="list1014839829" text:style-name="L27">
        <text:list-item>
          <text:p text:style-name="P28"><text:span text:style-name="Strong_20_Emphasis">Autoencoder + Attention</text:span>: Use attention to enhance the encoding and decoding process, focusing on different parts of the input.</text:p>
        </text:list-item>
        <text:list-item>
          <text:p text:style-name="P28"><text:span text:style-name="Strong_20_Emphasis">GANs + Autoencoders</text:span>: The autoencoder’s encoder-decoder can be used to learn a meaningful latent space for the GAN’s generator to sample from.</text:p>
        </text:list-item>
        <text:list-item>
          <text:p text:style-name="P28"><text:span text:style-name="Strong_20_Emphasis">GANs + Attention</text:span>: Attention mechanisms can be incorporated into GANs, allowing the generator and discriminator to focus on more relevant regions of the data when generating or classifying.</text:p>
        </text:list-item>
      </text:list>
      <text:p text:style-name="Text_20_body">In short, these models can be integrated for tasks like <text:span text:style-name="Strong_20_Emphasis">generative modeling</text:span>, <text:span text:style-name="Strong_20_Emphasis">representation learning</text:span>, and <text:span text:style-name="Strong_20_Emphasis">sequence-to-sequence transformations</text:span>, making them highly flexible in various machine learning applications.</text:p>
      <text:p text:style-name="Standard"/>
      <text:p text:style-name="Standard"/>
      <text:p text:style-name="Standard"/>
      <text:p text:style-name="Standard"/>
      <text:p text:style-name="P1">derive supporet vector machines in cnonical form mathematics</text:p>
      <text:h text:style-name="Heading_20_6" text:outline-level="6">ChatGPT said:</text:h>
      <text:p text:style-name="Text_20_body">Support Vector Machines (SVMs) are a type of supervised machine learning algorithm primarily used for classification tasks. The goal of SVM is to find a hyperplane that best separates the data points of different classes with the maximum margin. The canonical form of SVM focuses on the idea of finding the optimal hyperplane that maximizes this margin.</text:p>
      <text:h text:style-name="Heading_20_3" text:outline-level="3">Derivation of SVM in Canonical Form</text:h>
      <text:h text:style-name="Heading_20_4" text:outline-level="4">1. <text:span text:style-name="Strong_20_Emphasis">Problem Setup:</text:span></text:h>
      <text:p text:style-name="Text_20_body">Consider a dataset {(xi​,yi​)}, where:</text:p>
      <text:list xml:id="list2618221761" text:style-name="L28">
        <text:list-item>
          <text:p text:style-name="P29">xi​∈Rn are the feature vectors,</text:p>
        </text:list-item>
        <text:list-item>
          <text:p text:style-name="P29">yi​∈{−1,+1} are the corresponding labels for the data points.</text:p>
        </text:list-item>
      </text:list>
      <text:p text:style-name="Text_20_body">We are looking to find a hyperplane in the feature space that separates these two classes with the largest margin.</text:p>
      <text:p text:style-name="Text_20_body">The equation of the hyperplane can be written as:</text:p>
      <text:p text:style-name="Text_20_body">w⋅x+b=0 </text:p>
      <text:p text:style-name="Text_20_body">where w∈Rn is the weight vector and b∈R is the bias term.</text:p>
      <text:h text:style-name="Heading_20_4" text:outline-level="4">2. <text:span text:style-name="Strong_20_Emphasis">Margin Definition:</text:span></text:h>
      <text:p text:style-name="Text_20_body">The margin is defined as the distance between the hyperplane and the closest data points (support vectors). To maximize the margin, we need to minimize the following objective:</text:p>
      <text:p text:style-name="Text_20_body">Margin=∥w∥1​ </text:p>
      <text:p text:style-name="Text_20_body"><text:soft-page-break/>The larger the margin, the better the classifier.</text:p>
      <text:h text:style-name="Heading_20_4" text:outline-level="4">3. <text:span text:style-name="Strong_20_Emphasis">Constraints:</text:span></text:h>
      <text:p text:style-name="Text_20_body">The hyperplane must separate the data points of the two classes. The constraints for the points in the positive class (yi​=+1) and the negative class (yi​=−1) can be written as:</text:p>
      <text:p text:style-name="Text_20_body"> allyi​(w⋅xi​+b)≥1for alli=1,2,…,N </text:p>
      <text:p text:style-name="Text_20_body">This ensures that all data points are correctly classified, with a margin of at least 1 from the hyperplane.</text:p>
      <text:h text:style-name="Heading_20_4" text:outline-level="4">4. <text:span text:style-name="Strong_20_Emphasis">Optimization Problem:</text:span></text:h>
      <text:p text:style-name="Text_20_body">The objective is to maximize the margin, which is equivalent to minimizing 21​∥w∥2. The factor of 21​ is included to simplify the derivative calculation.</text:p>
      <text:p text:style-name="Text_20_body">Thus, the optimization problem becomes:</text:p>
      <text:p text:style-name="Text_20_body">w,bmin​21​∥w∥2 </text:p>
      <text:p text:style-name="Text_20_body">subject to the constraint:</text:p>
      <text:p text:style-name="Text_20_body"> allyi​(w⋅xi​+b)≥1for alli=1,2,…,N </text:p>
      <text:h text:style-name="Heading_20_4" text:outline-level="4">5. <text:span text:style-name="Strong_20_Emphasis">Lagrangian Formulation:</text:span></text:h>
      <text:p text:style-name="Text_20_body">To solve this constrained optimization problem, we use the method of Lagrange multipliers. The Lagrangian function for this problem is:</text:p>
      <text:p text:style-name="Text_20_body">L(w,b,α)=21​∥w∥2−i=1∑N​αi​[yi​(w⋅xi​+b)−1] </text:p>
      <text:p text:style-name="Text_20_body">where αi​≥0 are the Lagrange multipliers corresponding to the constraints.</text:p>
      <text:h text:style-name="Heading_20_4" text:outline-level="4">6. <text:span text:style-name="Strong_20_Emphasis">Karush-Kuhn-Tucker (KKT) Conditions:</text:span></text:h>
      <text:p text:style-name="Text_20_body">To find the optimal solution, we take the derivative of the Lagrangian with respect to w and b and set them equal to zero:</text:p>
      <text:p text:style-name="Text_20_body">∂w∂L​=w−i=1∑N​αi​yi​xi​=0 ∂b∂L​=−i=1∑N​αi​yi​=0 </text:p>
      <text:p text:style-name="Text_20_body">From the first condition, we obtain:</text:p>
      <text:p text:style-name="Text_20_body">w=i=1∑N​αi​yi​xi​ </text:p>
      <text:p text:style-name="Text_20_body">Substitute this into the Lagrangian to obtain the dual formulation.</text:p>
      <text:h text:style-name="Heading_20_4" text:outline-level="4">7. <text:span text:style-name="Strong_20_Emphasis">Dual Formulation:</text:span></text:h>
      <text:p text:style-name="Text_20_body">The dual of the original problem is obtained by substituting w=∑i=1N​αi​yi​xi​ into the Lagrangian, which results in the following optimization problem:</text:p>
      <text:p text:style-name="Text_20_body">αmax​i=1∑N​αi​−21​i,j=1∑N​αi​αj​yi​yj​xi​⋅xj​ </text:p>
      <text:p text:style-name="Text_20_body">subject to the constraints:</text:p>
      <text:p text:style-name="Text_20_body">αi​≥0andi=1∑N​αi​yi​=0 </text:p>
      <text:h text:style-name="Heading_20_4" text:outline-level="4"><text:soft-page-break/>8. <text:span text:style-name="Strong_20_Emphasis">Support Vectors:</text:span></text:h>
      <text:p text:style-name="Text_20_body">The solution αi∗​ corresponds to the support vectors, which are the points for which αi​&gt;0. These are the points that lie closest to the hyperplane and define the margin.</text:p>
      <text:h text:style-name="Heading_20_4" text:outline-level="4">9. <text:span text:style-name="Strong_20_Emphasis">Decision Rule:</text:span></text:h>
      <text:p text:style-name="Text_20_body">After finding the optimal values of αi∗​, the weight vector w is computed as:</text:p>
      <text:p text:style-name="Text_20_body">w=i=1∑N​αi∗​yi​xi​ </text:p>
      <text:p text:style-name="Text_20_body">The decision rule for classification is then given by:</text:p>
      <text:p text:style-name="Text_20_body">class(x)=sign(w⋅x+b) </text:p>
      <text:p text:style-name="Text_20_body">where b can be computed using any support vector xs​ (with αs​&gt;0):</text:p>
      <text:p text:style-name="Text_20_body">b=ys​−w⋅xs​ </text:p>
      <text:h text:style-name="Heading_20_4" text:outline-level="4">10. <text:span text:style-name="Strong_20_Emphasis">Canonical Form Summary:</text:span></text:h>
      <text:list xml:id="list3283584053" text:style-name="L29">
        <text:list-item>
          <text:p text:style-name="P30"><text:span text:style-name="Strong_20_Emphasis">Primal form:</text:span> Minimize 21​∥w∥2 subject to yi​(w⋅xi​+b)≥1.</text:p>
        </text:list-item>
        <text:list-item>
          <text:p text:style-name="P30"><text:span text:style-name="Strong_20_Emphasis">Dual form:</text:span> Maximize ∑i=1N​αi​−21​∑i,j=1N​αi​αj​yi​yj​xi​⋅xj​, subject to αi​≥0 and ∑i=1N​αi​yi​=0.</text:p>
        </text:list-item>
      </text:list>
      <text:p text:style-name="Text_20_body">This formulation leads to an optimal hyperplane that maximizes the margin between the two classes, using only the support vectors to define the classifier.</text:p>
      <text:h text:style-name="Heading_20_5" text:outline-level="5">You said:</text:h>
      <text:p text:style-name="Text_20_body">deive more briefly </text:p>
      <text:h text:style-name="Heading_20_6" text:outline-level="6">ChatGPT said:</text:h>
      <text:p text:style-name="Text_20_body">Sure! Here's a more concise derivation of Support Vector Machines (SVM) in canonical form:</text:p>
      <text:h text:style-name="Heading_20_3" text:outline-level="3">1. <text:span text:style-name="Strong_20_Emphasis">Problem Setup:</text:span></text:h>
      <text:p text:style-name="Text_20_body">We are given a dataset {(xi​,yi​)}, where xi​∈Rn are feature vectors, and yi​∈{−1,1} are the class labels. We want to find a hyperplane that separates the data with the maximum margin.</text:p>
      <text:p text:style-name="Text_20_body">The equation of the hyperplane is:</text:p>
      <text:p text:style-name="Text_20_body">w⋅x+b=0 </text:p>
      <text:p text:style-name="Text_20_body">where w is the weight vector and b is the bias.</text:p>
      <text:h text:style-name="Heading_20_3" text:outline-level="3">2. <text:span text:style-name="Strong_20_Emphasis">Margin:</text:span></text:h>
      <text:p text:style-name="Text_20_body">The margin is the distance from the hyperplane to the closest data points (support vectors), and we want to <text:span text:style-name="Strong_20_Emphasis">maximize the margin</text:span>. The margin is given by:</text:p>
      <text:p text:style-name="Text_20_body">Margin=∥w∥1​ </text:p>
      <text:p text:style-name="Text_20_body">So, we want to minimize 21​∥w∥2 (factor of 1/2 for simplicity).</text:p>
      <text:h text:style-name="Heading_20_3" text:outline-level="3">3. <text:span text:style-name="Strong_20_Emphasis">Constraints:</text:span></text:h>
      <text:p text:style-name="Text_20_body">For correct classification, the data points must satisfy:</text:p>
      <text:p text:style-name="Text_20_body">yi​(w⋅xi​+b)≥1∀i </text:p>
      <text:p text:style-name="Text_20_body"><text:soft-page-break/>This ensures that all points are correctly classified with a margin of at least 1.</text:p>
      <text:h text:style-name="Heading_20_3" text:outline-level="3">4. <text:span text:style-name="Strong_20_Emphasis">Optimization Problem:</text:span></text:h>
      <text:p text:style-name="Text_20_body">Thus, the optimization problem becomes:</text:p>
      <text:p text:style-name="Text_20_body"> tow,bmin​21​∥w∥2subject toyi​(w⋅xi​+b)≥1 </text:p>
      <text:h text:style-name="Heading_20_3" text:outline-level="3">5. <text:span text:style-name="Strong_20_Emphasis">Lagrangian:</text:span></text:h>
      <text:p text:style-name="Text_20_body">We solve this constrained optimization problem using the Lagrangian:</text:p>
      <text:p text:style-name="Text_20_body">L(w,b,α)=21​∥w∥2−i=1∑N​αi​[yi​(w⋅xi​+b)−1] </text:p>
      <text:p text:style-name="Text_20_body">where αi​≥0 are Lagrange multipliers.</text:p>
      <text:h text:style-name="Heading_20_3" text:outline-level="3">6. <text:span text:style-name="Strong_20_Emphasis">Karush-Kuhn-Tucker (KKT) Conditions:</text:span></text:h>
      <text:p text:style-name="Text_20_body">Taking the derivative of L with respect to w and b gives:</text:p>
      <text:p text:style-name="Text_20_body">w=i=1∑N​αi​yi​xi​ </text:p>
      <text:p text:style-name="Text_20_body">Substitute this into the Lagrangian and simplify to get the dual problem.</text:p>
      <text:h text:style-name="Heading_20_3" text:outline-level="3">7. <text:span text:style-name="Strong_20_Emphasis">Dual Formulation:</text:span></text:h>
      <text:p text:style-name="Text_20_body">The dual formulation is:</text:p>
      <text:p text:style-name="Text_20_body">αmax​i=1∑N​αi​−21​i,j=1∑N​αi​αj​yi​yj​xi​⋅xj​ </text:p>
      <text:p text:style-name="Text_20_body">subject to αi​≥0 and ∑i=1N​αi​yi​=0.</text:p>
      <text:h text:style-name="Heading_20_3" text:outline-level="3">8. <text:span text:style-name="Strong_20_Emphasis">Support Vectors:</text:span></text:h>
      <text:p text:style-name="Text_20_body">Only the support vectors have αi​&gt;0. These are the points that define the hyperplane.</text:p>
      <text:h text:style-name="Heading_20_3" text:outline-level="3">9. <text:span text:style-name="Strong_20_Emphasis">Decision Rule:</text:span></text:h>
      <text:p text:style-name="Text_20_body">Once we have the optimal αi∗​, the weight vector is:</text:p>
      <text:p text:style-name="Text_20_body">w=i=1∑N​αi∗​yi​xi​ </text:p>
      <text:p text:style-name="Text_20_body">The decision rule is:</text:p>
      <text:p text:style-name="Text_20_body">class(x)=sign(w⋅x+b) </text:p>
      <text:p text:style-name="Text_20_body">where b is determined using a support vector.</text:p>
      <text:h text:style-name="Heading_20_3" text:outline-level="3">Summary:</text:h>
      <text:list xml:id="list52146318" text:style-name="L30">
        <text:list-item>
          <text:p text:style-name="P31">The <text:span text:style-name="Strong_20_Emphasis">primal form</text:span> minimizes 21​∥w∥2 subject to classification constraints.</text:p>
        </text:list-item>
        <text:list-item>
          <text:p text:style-name="P31">The <text:span text:style-name="Strong_20_Emphasis">dual form</text:span> maximizes a function involving the Lagrange multipliers αi​, and only the support vectors influence the final classifier.</text:p>
        </text:list-item>
      </text:list>
      <text:h text:style-name="Heading_20_5" text:outline-level="5">You said:</text:h>
      <text:p text:style-name="Text_20_body">now pca</text:p>
      <text:h text:style-name="Heading_20_6" text:outline-level="6"><text:soft-page-break/>ChatGPT said:</text:h>
      <text:p text:style-name="Text_20_body">Principal Component Analysis (PCA) is a technique used for dimensionality reduction while preserving as much variance as possible in the data. PCA transforms the original data into a new coordinate system where the axes (principal components) correspond to the directions of maximum variance.</text:p>
      <text:p text:style-name="Text_20_body">Here’s a brief derivation of PCA:</text:p>
      <text:h text:style-name="Heading_20_3" text:outline-level="3">1. <text:span text:style-name="Strong_20_Emphasis">Problem Setup:</text:span></text:h>
      <text:p text:style-name="Text_20_body">Given a dataset with N data points and D features:</text:p>
      <text:p text:style-name="Text_20_body">X=[x1​,x2​,…,xN​]∈RN×D </text:p>
      <text:p text:style-name="Text_20_body">Each data point xi​∈RD.</text:p>
      <text:p text:style-name="Text_20_body">We aim to reduce the dimensionality of the data by projecting it onto a lower-dimensional subspace, while keeping the most important features (the variance) of the data.</text:p>
      <text:h text:style-name="Heading_20_3" text:outline-level="3">2. <text:span text:style-name="Strong_20_Emphasis">Data Mean Centering:</text:span></text:h>
      <text:p text:style-name="Text_20_body">To remove the bias introduced by the origin, we first center the data by subtracting the mean of each feature (column-wise):</text:p>
      <text:p text:style-name="Text_20_body">xˉ=N1​i=1∑N​xi​ </text:p>
      <text:p text:style-name="Text_20_body">Then, center the data:</text:p>
      <text:p text:style-name="Text_20_body">Xcentered​=X−xˉ </text:p>
      <text:h text:style-name="Heading_20_3" text:outline-level="3">3. <text:span text:style-name="Strong_20_Emphasis">Covariance Matrix:</text:span></text:h>
      <text:p text:style-name="Text_20_body">The next step in PCA is to compute the covariance matrix of the centered data. The covariance matrix C captures the relationships between different features:</text:p>
      <text:p text:style-name="Text_20_body">C=N−11​XcenteredT​Xcentered​ </text:p>
      <text:p text:style-name="Text_20_body">This matrix is symmetric, and its eigenvectors represent the principal directions of the data, while its eigenvalues indicate the amount of variance along each direction.</text:p>
      <text:h text:style-name="Heading_20_3" text:outline-level="3">4. <text:span text:style-name="Strong_20_Emphasis">Eigenvalue Decomposition:</text:span></text:h>
      <text:p text:style-name="Text_20_body">The covariance matrix C can be decomposed into eigenvectors and eigenvalues:</text:p>
      <text:p text:style-name="Text_20_body">Cv=λv </text:p>
      <text:p text:style-name="Text_20_body">where v is an eigenvector (the direction of a principal component) and λ is the corresponding eigenvalue (the amount of variance along that direction).</text:p>
      <text:list xml:id="list1503028145" text:style-name="L31">
        <text:list-item>
          <text:p text:style-name="P32">The eigenvectors corresponding to the <text:span text:style-name="Strong_20_Emphasis">largest eigenvalues</text:span> represent the principal components with the highest variance.</text:p>
        </text:list-item>
        <text:list-item>
          <text:p text:style-name="P32">These eigenvectors are the new axes of the transformed feature space.</text:p>
        </text:list-item>
      </text:list>
      <text:h text:style-name="Heading_20_3" text:outline-level="3"><text:soft-page-break/>5. <text:span text:style-name="Strong_20_Emphasis">Choosing Top Principal Components:</text:span></text:h>
      <text:p text:style-name="Text_20_body">We rank the eigenvectors by their eigenvalues, and choose the top k eigenvectors corresponding to the k largest eigenvalues. These top k eigenvectors define the subspace to which the data will be projected.</text:p>
      <text:h text:style-name="Heading_20_3" text:outline-level="3">6. <text:span text:style-name="Strong_20_Emphasis">Projection:</text:span></text:h>
      <text:p text:style-name="Text_20_body">To reduce the dimensionality of the data, we project the centered data Xcentered​ onto the new subspace defined by the selected eigenvectors (principal components):</text:p>
      <text:p text:style-name="Text_20_body">Xreduced​=Xcentered​Vk​ </text:p>
      <text:p text:style-name="Text_20_body">where Vk​ is the matrix containing the top k eigenvectors as columns.</text:p>
      <text:h text:style-name="Heading_20_3" text:outline-level="3">7. <text:span text:style-name="Strong_20_Emphasis">Reconstruction (Optional):</text:span></text:h>
      <text:p text:style-name="Text_20_body">If needed, you can reconstruct the data in the original space (though with some loss of information):</text:p>
      <text:p text:style-name="Text_20_body">Xreconstructed​=Xreduced​VkT​+xˉ </text:p>
      <text:p text:style-name="Text_20_body">This gives an approximation of the original data, where the approximation is better the more principal components are retained.</text:p>
      <text:h text:style-name="Heading_20_3" text:outline-level="3">Summary:</text:h>
      <text:list xml:id="list2088262016" text:style-name="L32">
        <text:list-item>
          <text:p text:style-name="P33"><text:span text:style-name="Strong_20_Emphasis">Center the data</text:span> by subtracting the mean of each feature.</text:p>
        </text:list-item>
        <text:list-item>
          <text:p text:style-name="P33"><text:span text:style-name="Strong_20_Emphasis">Compute the covariance matrix</text:span> of the centered data.</text:p>
        </text:list-item>
        <text:list-item>
          <text:p text:style-name="P33"><text:span text:style-name="Strong_20_Emphasis">Perform eigenvalue decomposition</text:span> to find the eigenvectors (principal components) and their corresponding eigenvalues.</text:p>
        </text:list-item>
        <text:list-item>
          <text:p text:style-name="P33"><text:span text:style-name="Strong_20_Emphasis">Select the top k eigenvectors</text:span> based on the largest eigenvalues.</text:p>
        </text:list-item>
        <text:list-item>
          <text:p text:style-name="P33"><text:span text:style-name="Strong_20_Emphasis">Project the data onto the top k eigenvectors</text:span> to reduce dimensionality.</text:p>
        </text:list-item>
      </text:list>
      <text:p text:style-name="Text_20_body">PCA is widely used for feature reduction, data visualization, and noise reduction in high-dimensional datasets.</text:p>
      <text:h text:style-name="Heading_20_5" text:outline-level="5">You said:</text:h>
      <text:p text:style-name="Text_20_body">now neural networks</text:p>
      <text:h text:style-name="Heading_20_6" text:outline-level="6">ChatGPT said:</text:h>
      <text:p text:style-name="Text_20_body">Neural Networks (NNs) are a class of machine learning models inspired by the structure and functioning of biological neural networks in the human brain. They are used for various tasks such as classification, regression, and pattern recognition. Let's break down the fundamental concepts and mathematical foundation of neural networks.</text:p>
      <text:h text:style-name="Heading_20_3" text:outline-level="3">1. <text:span text:style-name="Strong_20_Emphasis">Basic Structure of a Neural Network:</text:span></text:h>
      <text:p text:style-name="Text_20_body">A neural network consists of layers of nodes (neurons), each layer connected to the next through weighted connections. The main components are:</text:p>
      <text:list xml:id="list1312011739" text:style-name="L33">
        <text:list-item>
          <text:p text:style-name="P34"><text:span text:style-name="Strong_20_Emphasis">Input Layer</text:span>: This layer receives the input features.</text:p>
        </text:list-item>
        <text:list-item>
          <text:p text:style-name="P34"><text:soft-page-break/><text:span text:style-name="Strong_20_Emphasis">Hidden Layers</text:span>: These layers process the input through weighted connections and activation functions.</text:p>
        </text:list-item>
        <text:list-item>
          <text:p text:style-name="P34"><text:span text:style-name="Strong_20_Emphasis">Output Layer</text:span>: This layer produces the final prediction.</text:p>
        </text:list-item>
      </text:list>
      <text:p text:style-name="Text_20_body">Each layer is made up of units called <text:span text:style-name="Strong_20_Emphasis">neurons</text:span>. The output of each neuron is calculated by applying a mathematical function to the weighted sum of its inputs.</text:p>
      <text:h text:style-name="Heading_20_3" text:outline-level="3">2. <text:span text:style-name="Strong_20_Emphasis">Mathematical Representation:</text:span></text:h>
      <text:p text:style-name="Text_20_body">For a simple feedforward neural network with one hidden layer:</text:p>
      <text:h text:style-name="Heading_20_4" text:outline-level="4">Input Layer:</text:h>
      <text:p text:style-name="Text_20_body">Let the input be a vector:</text:p>
      <text:p text:style-name="Text_20_body">x=​x1​x2​⋮xn​​​ </text:p>
      <text:p text:style-name="Text_20_body">where x1​,x2​,…,xn​ are the input features.</text:p>
      <text:h text:style-name="Heading_20_4" text:outline-level="4">Hidden Layer:</text:h>
      <text:p text:style-name="Text_20_body">For each neuron in the hidden layer, the input is a weighted sum of the inputs from the previous layer plus a bias term. Let’s denote the weights for the connections between the input layer and the hidden layer by W1​, and the bias by b1​.</text:p>
      <text:p text:style-name="Text_20_body">The input to the hidden layer neurons is:</text:p>
      <text:p text:style-name="Text_20_body">z1​=W1​x+b1​ </text:p>
      <text:p text:style-name="Text_20_body">Each hidden neuron applies an activation function f (e.g., sigmoid, ReLU) to the weighted sum:</text:p>
      <text:p text:style-name="Text_20_body">a1​=f(z1​) </text:p>
      <text:p text:style-name="Text_20_body">where a1​ is the output of the hidden layer neurons.</text:p>
      <text:h text:style-name="Heading_20_4" text:outline-level="4">Output Layer:</text:h>
      <text:p text:style-name="Text_20_body">Let the weights between the hidden layer and the output layer be W2​, and the bias at the output layer be b2​.</text:p>
      <text:p text:style-name="Text_20_body">The input to the output layer neurons is:</text:p>
      <text:p text:style-name="Text_20_body">z2​=W2​a1​+b2​ </text:p>
      <text:p text:style-name="Text_20_body">Finally, the output of the network is obtained by applying an activation function g (e.g., softmax for classification) to the output layer:</text:p>
      <text:p text:style-name="Text_20_body">y=g(z2​) </text:p>
      <text:p text:style-name="Text_20_body">where y is the predicted output.</text:p>
      <text:h text:style-name="Heading_20_3" text:outline-level="3">3. <text:span text:style-name="Strong_20_Emphasis">Activation Functions:</text:span></text:h>
      <text:p text:style-name="Text_20_body">Activation functions introduce non-linearity into the network, allowing it to model complex relationships in the data. Some commonly used activation functions are:</text:p>
      <text:list xml:id="list1032400836" text:style-name="L34">
        <text:list-item>
          <text:p text:style-name="P35"><text:span text:style-name="Strong_20_Emphasis">Sigmoid</text:span>:</text:p>
        </text:list-item>
      </text:list>
      <text:p text:style-name="Text_20_body"><text:soft-page-break/>σ(z)=1+e−z1​ </text:p>
      <text:list xml:id="list4113666004" text:style-name="L35">
        <text:list-item>
          <text:p text:style-name="P36"><text:span text:style-name="Strong_20_Emphasis">ReLU (Rectified Linear Unit)</text:span>:</text:p>
        </text:list-item>
      </text:list>
      <text:p text:style-name="Text_20_body">ReLU(z)=max(0,z) </text:p>
      <text:list xml:id="list1737068605" text:style-name="L36">
        <text:list-item>
          <text:p text:style-name="P37"><text:span text:style-name="Strong_20_Emphasis">Softmax</text:span> (used in the output layer for multi-class classification):</text:p>
        </text:list-item>
      </text:list>
      <text:p text:style-name="Text_20_body">Softmax(zi​)=∑j​ezj​ezi​​ </text:p>
      <text:h text:style-name="Heading_20_3" text:outline-level="3">4. <text:span text:style-name="Strong_20_Emphasis">Forward Propagation:</text:span></text:h>
      <text:p text:style-name="Text_20_body">To make a prediction with a neural network, we perform forward propagation. This involves computing the weighted sum of inputs at each layer, applying the activation function, and passing the result to the next layer until we reach the output layer.</text:p>
      <text:h text:style-name="Heading_20_3" text:outline-level="3">5. <text:span text:style-name="Strong_20_Emphasis">Loss Function:</text:span></text:h>
      <text:p text:style-name="Text_20_body">The <text:span text:style-name="Strong_20_Emphasis">loss function</text:span> quantifies how far the network’s predictions are from the actual target values. For example:</text:p>
      <text:list xml:id="list2113597181" text:style-name="L37">
        <text:list-item>
          <text:p text:style-name="P38"><text:span text:style-name="Strong_20_Emphasis">Mean Squared Error (MSE)</text:span> for regression:</text:p>
        </text:list-item>
      </text:list>
      <text:p text:style-name="Text_20_body">L(y,y^​)=N1​i=1∑N​(yi​−yi​^​)2 </text:p>
      <text:list xml:id="list1232328960" text:style-name="L38">
        <text:list-item>
          <text:p text:style-name="P39"><text:span text:style-name="Strong_20_Emphasis">Cross-Entropy Loss</text:span> for classification:</text:p>
        </text:list-item>
      </text:list>
      <text:p text:style-name="Text_20_body">L(y,y^​)=−i=1∑N​yi​log(yi​^​) </text:p>
      <text:p text:style-name="Text_20_body">where yi​ are the true labels, and yi​^​ are the predicted labels.</text:p>
      <text:h text:style-name="Heading_20_3" text:outline-level="3">6. <text:span text:style-name="Strong_20_Emphasis">Backpropagation:</text:span></text:h>
      <text:p text:style-name="Text_20_body">Backpropagation is the key algorithm for training neural networks. It involves computing the gradients of the loss function with respect to the weights in the network and updating the weights to minimize the loss function. The steps are as follows:</text:p>
      <text:h text:style-name="Heading_20_4" text:outline-level="4">Step 1: Compute the Gradient of the Loss</text:h>
      <text:p text:style-name="Text_20_body">For each weight w, compute the gradient ∂w∂L​ using the chain rule. This tells us how to adjust the weights to reduce the error.</text:p>
      <text:h text:style-name="Heading_20_4" text:outline-level="4">Step 2: Update the Weights</text:h>
      <text:p text:style-name="Text_20_body">Once the gradients are computed, the weights are updated using an optimization algorithm, such as <text:span text:style-name="Strong_20_Emphasis">Stochastic Gradient Descent (SGD)</text:span> or <text:span text:style-name="Strong_20_Emphasis">Adam</text:span>:</text:p>
      <text:p text:style-name="Text_20_body">w←w−η∂w∂L​ </text:p>
      <text:p text:style-name="Text_20_body">where η is the learning rate.</text:p>
      <text:h text:style-name="Heading_20_3" text:outline-level="3">7. <text:span text:style-name="Strong_20_Emphasis">Training the Neural Network:</text:span></text:h>
      <text:p text:style-name="Text_20_body">The training process involves the following steps:</text:p>
      <text:list xml:id="list2398267526" text:style-name="L39">
        <text:list-item>
          <text:p text:style-name="P40"><text:span text:style-name="Strong_20_Emphasis">Forward pass</text:span>: Compute the network’s output for a given input.</text:p>
        </text:list-item>
        <text:list-item>
          <text:p text:style-name="P40"><text:span text:style-name="Strong_20_Emphasis">Loss computation</text:span>: Calculate the error using the loss function.</text:p>
        </text:list-item>
        <text:list-item>
          <text:p text:style-name="P40"><text:soft-page-break/><text:span text:style-name="Strong_20_Emphasis">Backpropagation</text:span>: Compute the gradients of the loss function with respect to the weights.</text:p>
        </text:list-item>
        <text:list-item>
          <text:p text:style-name="P40"><text:span text:style-name="Strong_20_Emphasis">Weight update</text:span>: Adjust the weights to minimize the loss.</text:p>
        </text:list-item>
      </text:list>
      <text:p text:style-name="Text_20_body">These steps are repeated iteratively for many epochs until the network’s weights converge to an optimal solution.</text:p>
      <text:h text:style-name="Heading_20_3" text:outline-level="3">8. <text:span text:style-name="Strong_20_Emphasis">Neural Network Summary:</text:span></text:h>
      <text:list xml:id="list530302223" text:style-name="L40">
        <text:list-item>
          <text:p text:style-name="P41"><text:span text:style-name="Strong_20_Emphasis">Structure</text:span>: The network consists of layers (input, hidden, and output), with each layer having neurons connected by weighted links.</text:p>
        </text:list-item>
        <text:list-item>
          <text:p text:style-name="P41"><text:span text:style-name="Strong_20_Emphasis">Forward Propagation</text:span>: The input data is processed through layers, using weights, biases, and activation functions to generate predictions.</text:p>
        </text:list-item>
        <text:list-item>
          <text:p text:style-name="P41"><text:span text:style-name="Strong_20_Emphasis">Loss Function</text:span>: Measures the error between the predicted output and true output.</text:p>
        </text:list-item>
        <text:list-item>
          <text:p text:style-name="P41"><text:span text:style-name="Strong_20_Emphasis">Backpropagation</text:span>: Used to calculate the gradients of the loss with respect to weights and update the weights to minimize the loss.</text:p>
        </text:list-item>
        <text:list-item>
          <text:p text:style-name="P41"><text:span text:style-name="Strong_20_Emphasis">Optimization</text:span>: The weights are optimized using algorithms like SGD or Adam.</text:p>
        </text:list-item>
      </text:list>
      <text:h text:style-name="Heading_20_3" text:outline-level="3">Key Concepts:</text:h>
      <text:list xml:id="list360651023" text:style-name="L41">
        <text:list-item>
          <text:p text:style-name="P42"><text:span text:style-name="Strong_20_Emphasis">Feedforward Neural Network</text:span>: The basic structure where data flows from input to output without loops.</text:p>
        </text:list-item>
        <text:list-item>
          <text:p text:style-name="P42"><text:span text:style-name="Strong_20_Emphasis">Backpropagation</text:span>: The method for updating weights based on the gradient of the loss function.</text:p>
        </text:list-item>
        <text:list-item>
          <text:p text:style-name="P42"><text:span text:style-name="Strong_20_Emphasis">Deep Learning</text:span>: Networks with many layers (deep networks) can learn complex patterns in the data.</text:p>
        </text:list-item>
      </text:list>
      <text:p text:style-name="Text_20_body">Neural networks are powerful models that can learn non-linear relationships and are the foundation of many modern AI systems, such as image recognition, speech recognition, and natural language processing.</text:p>
      <text:h text:style-name="Heading_20_5" text:outline-level="5">You said:</text:h>
      <text:p text:style-name="Text_20_body">now auto encode attention and gan and relation beween them in cannonical mathematyics </text:p>
      <text:h text:style-name="Heading_20_6" text:outline-level="6">ChatGPT said:</text:h>
      <text:p text:style-name="Text_20_body">Let’s break down <text:span text:style-name="Strong_20_Emphasis">Autoencoders (AE)</text:span>, <text:span text:style-name="Strong_20_Emphasis">Attention Mechanisms</text:span>, and <text:span text:style-name="Strong_20_Emphasis">Generative Adversarial Networks (GANs)</text:span>, and examine their relationships in a mathematical canonical form. Each of these concepts plays a crucial role in modern machine learning, especially in areas like representation learning, image generation, and sequence processing.</text:p>
      <text:h text:style-name="Heading_20_3" text:outline-level="3">1. <text:span text:style-name="Strong_20_Emphasis">Autoencoders (AE)</text:span></text:h>
      <text:p text:style-name="Text_20_body">An <text:span text:style-name="Strong_20_Emphasis">Autoencoder</text:span> is a type of neural network used for unsupervised learning, typically for dimensionality reduction or feature learning. It consists of two main parts:</text:p>
      <text:list xml:id="list2582551156" text:style-name="L42">
        <text:list-item>
          <text:p text:style-name="P43"><text:span text:style-name="Strong_20_Emphasis">Encoder</text:span>: Maps the input x to a latent representation z.</text:p>
        </text:list-item>
        <text:list-item>
          <text:p text:style-name="P43"><text:span text:style-name="Strong_20_Emphasis">Decoder</text:span>: Reconstructs the original input x from the latent representation z.</text:p>
        </text:list-item>
      </text:list>
      <text:h text:style-name="Heading_20_4" text:outline-level="4"><text:soft-page-break/><text:span text:style-name="Strong_20_Emphasis">Mathematical Formulation of Autoencoder</text:span>:</text:h>
      <text:p text:style-name="Text_20_body">Let x∈Rn be the input vector, and the encoder maps x to a latent representation z of dimension d:</text:p>
      <text:p text:style-name="Text_20_body">z=fencoder​(x;θe​) </text:p>
      <text:p text:style-name="Text_20_body">where θe​ are the parameters of the encoder network.</text:p>
      <text:p text:style-name="Text_20_body">Then, the decoder attempts to reconstruct the original input x^:</text:p>
      <text:p text:style-name="Text_20_body">x^=fdecoder​(z;θd​) </text:p>
      <text:p text:style-name="Text_20_body">where θd​ are the parameters of the decoder network.</text:p>
      <text:p text:style-name="Text_20_body">The loss function is typically the reconstruction error between the original input x and the reconstructed input x^. One common choice for the loss function is <text:span text:style-name="Strong_20_Emphasis">Mean Squared Error (MSE)</text:span>:</text:p>
      <text:p text:style-name="Text_20_body">LAE​(x,x^)=∥x−x^∥2 </text:p>
      <text:p text:style-name="Text_20_body">The network is trained to minimize this loss.</text:p>
      <text:p text:style-name="Horizontal_20_Line"/>
      <text:h text:style-name="Heading_20_3" text:outline-level="3">2. <text:span text:style-name="Strong_20_Emphasis">Attention Mechanisms</text:span></text:h>
      <text:p text:style-name="Text_20_body">An <text:span text:style-name="Strong_20_Emphasis">Attention Mechanism</text:span> allows a model to focus on different parts of the input sequence when making predictions. It has become a core concept in many architectures, especially in <text:span text:style-name="Strong_20_Emphasis">Transformer models</text:span>. The attention mechanism computes a weighted sum of values based on the relevance (importance) of the query with respect to the keys.</text:p>
      <text:h text:style-name="Heading_20_4" text:outline-level="4"><text:span text:style-name="Strong_20_Emphasis">Mathematical Formulation of Attention</text:span>:</text:h>
      <text:p text:style-name="Text_20_body">Let’s consider <text:span text:style-name="Strong_20_Emphasis">Scaled Dot-Product Attention</text:span>, which is commonly used in Transformers.</text:p>
      <text:list xml:id="list2339909936" text:style-name="L43">
        <text:list-item>
          <text:p text:style-name="P44"><text:span text:style-name="Strong_20_Emphasis">Query</text:span> Q∈Rn×dk​</text:p>
        </text:list-item>
        <text:list-item>
          <text:p text:style-name="P44"><text:span text:style-name="Strong_20_Emphasis">Key</text:span> K∈Rn×dk​</text:p>
        </text:list-item>
        <text:list-item>
          <text:p text:style-name="P44"><text:span text:style-name="Strong_20_Emphasis">Value</text:span> V∈Rn×dv​</text:p>
        </text:list-item>
      </text:list>
      <text:p text:style-name="Text_20_body">The attention scores are computed by taking the dot product of the query and the keys, followed by a scaling factor dk​​1​:</text:p>
      <text:p text:style-name="Text_20_body">Attention(Q,K,V)=softmax(dk​​QKT​)V </text:p>
      <text:p text:style-name="Text_20_body">Here, the softmax function ensures that the attention weights are normalized and sum to 1.</text:p>
      <text:p text:style-name="Text_20_body">The output is a weighted sum of the values V, where the weights are determined by the relevance of the keys K to the query Q.</text:p>
      <text:p text:style-name="Horizontal_20_Line"/>
      <text:h text:style-name="Heading_20_3" text:outline-level="3">3. <text:span text:style-name="Strong_20_Emphasis">Generative Adversarial Networks (GANs)</text:span></text:h>
      <text:p text:style-name="Text_20_body">A <text:span text:style-name="Strong_20_Emphasis">Generative Adversarial Network (GAN)</text:span> consists of two neural networks that are trained together:</text:p>
      <text:list xml:id="list2369277941" text:style-name="L44">
        <text:list-item>
          <text:p text:style-name="P45"><text:span text:style-name="Strong_20_Emphasis">Generator (G)</text:span>: Takes a random noise vector z as input and generates a synthetic data point x^.</text:p>
        </text:list-item>
        <text:list-item>
          <text:p text:style-name="P45"><text:soft-page-break/><text:span text:style-name="Strong_20_Emphasis">Discriminator (D)</text:span>: Classifies whether the input is real (from the data distribution) or fake (from the generator).</text:p>
        </text:list-item>
      </text:list>
      <text:p text:style-name="Text_20_body">The generator tries to fool the discriminator into thinking its generated data is real, while the discriminator tries to correctly classify real vs. fake data.</text:p>
      <text:h text:style-name="Heading_20_4" text:outline-level="4"><text:span text:style-name="Strong_20_Emphasis">Mathematical Formulation of GANs</text:span>:</text:h>
      <text:p text:style-name="Text_20_body">Let G(z;θg​) represent the generator with parameter θg​ mapping a noise vector z to a synthetic sample x^.</text:p>
      <text:p text:style-name="Text_20_body">Let D(x;θd​) represent the discriminator with parameter θd​, which outputs the probability that x is real (i.e., from the true data distribution).</text:p>
      <text:p text:style-name="Text_20_body">The <text:span text:style-name="Strong_20_Emphasis">GAN objective</text:span> is to optimize the generator and discriminator through a <text:span text:style-name="Strong_20_Emphasis">min-max game</text:span>:</text:p>
      <text:p text:style-name="Text_20_body">θg​min​θd​max​Ex∼pdata​(x)​[logD(x)]+Ez∼pz​(z)​[log(1−D(G(z)))] </text:p>
      <text:list xml:id="list798749092" text:style-name="L45">
        <text:list-item>
          <text:p text:style-name="P46">The <text:span text:style-name="Strong_20_Emphasis">discriminator</text:span> tries to maximize its ability to distinguish real from fake data: maxθd​​Ex∼pdata​(x)​[logD(x)]+Ez∼pz​(z)​[log(1−D(G(z)))].</text:p>
        </text:list-item>
        <text:list-item>
          <text:p text:style-name="P46">The <text:span text:style-name="Strong_20_Emphasis">generator</text:span> tries to minimize the discriminator’s ability to distinguish fake data: minθg​​Ez∼pz​(z)​[log(1−D(G(z)))].</text:p>
        </text:list-item>
      </text:list>
      <text:p text:style-name="Text_20_body">As training proceeds, the generator becomes better at producing realistic data, while the discriminator becomes better at distinguishing real from fake data.</text:p>
      <text:p text:style-name="Horizontal_20_Line"/>
      <text:h text:style-name="Heading_20_3" text:outline-level="3">4. <text:span text:style-name="Strong_20_Emphasis">Relation Between Autoencoders, Attention, and GANs</text:span></text:h>
      <text:p text:style-name="Text_20_body">While <text:span text:style-name="Strong_20_Emphasis">Autoencoders</text:span>, <text:span text:style-name="Strong_20_Emphasis">Attention Mechanisms</text:span>, and <text:span text:style-name="Strong_20_Emphasis">GANs</text:span> serve different purposes, they are connected in various ways:</text:p>
      <text:list xml:id="list1017101196" text:style-name="L46">
        <text:list-item>
          <text:p text:style-name="P47"><text:span text:style-name="Strong_20_Emphasis">Autoencoders</text:span> are often used in generative models like <text:span text:style-name="Strong_20_Emphasis">Variational Autoencoders (VAEs)</text:span>. VAEs and GANs share the goal of generating new data, but they use different techniques (e.g., VAEs use variational inference, while GANs use adversarial training).</text:p>
        </text:list-item>
        <text:list-item>
          <text:p text:style-name="P47"><text:span text:style-name="Strong_20_Emphasis">Attention mechanisms</text:span> can be incorporated into autoencoders, particularly in models like <text:span text:style-name="Strong_20_Emphasis">Transformers</text:span>, where attention is used to learn which parts of the input sequence are most important for reconstructing the data. This can be especially useful for sequence-to-sequence tasks like language translation.</text:p>
        </text:list-item>
        <text:list-item>
          <text:p text:style-name="P47"><text:span text:style-name="Strong_20_Emphasis">GANs</text:span> can also be used with <text:span text:style-name="Strong_20_Emphasis">Autoencoders</text:span> for generative purposes. For example, in <text:span text:style-name="Strong_20_Emphasis">Autoencoder GANs (AE-GANs)</text:span>, the encoder-decoder structure of an autoencoder is combined with the adversarial loss from a GAN. The encoder and generator both try to map data to a latent space, and the discriminator helps improve the quality of the generated data.</text:p>
        </text:list-item>
      </text:list>
      <text:h text:style-name="Heading_20_3" text:outline-level="3">5. <text:span text:style-name="Strong_20_Emphasis">Connecting Concepts:</text:span></text:h>
      <text:p text:style-name="Text_20_body">Here’s how these concepts relate to each other:</text:p>
      <text:list xml:id="list3669581155" text:style-name="L47">
        <text:list-item>
          <text:p text:style-name="P48"><text:span text:style-name="Strong_20_Emphasis">Autoencoders</text:span>: Learn a compact latent representation of data and reconstruct it.</text:p>
        </text:list-item>
        <text:list-item>
          <text:p text:style-name="P48"><text:span text:style-name="Strong_20_Emphasis">Attention Mechanisms</text:span>: Allow the model to focus on the most relevant parts of the input.</text:p>
        </text:list-item>
        <text:list-item>
          <text:p text:style-name="P48"><text:soft-page-break/><text:span text:style-name="Strong_20_Emphasis">GANs</text:span>: Learn to generate new data that resembles the real data distribution.</text:p>
        </text:list-item>
      </text:list>
      <text:p text:style-name="Text_20_body">Mathematically, they can be connected as follows:</text:p>
      <text:list xml:id="list1897815768" text:style-name="L48">
        <text:list-item>
          <text:p text:style-name="P49"><text:span text:style-name="Strong_20_Emphasis">Autoencoder + Attention</text:span>: Use attention to enhance the encoding and decoding process, focusing on different parts of the input.</text:p>
        </text:list-item>
        <text:list-item>
          <text:p text:style-name="P49"><text:span text:style-name="Strong_20_Emphasis">GANs + Autoencoders</text:span>: The autoencoder’s encoder-decoder can be used to learn a meaningful latent space for the GAN’s generator to sample from.</text:p>
        </text:list-item>
        <text:list-item>
          <text:p text:style-name="P49"><text:span text:style-name="Strong_20_Emphasis">GANs + Attention</text:span>: Attention mechanisms can be incorporated into GANs, allowing the generator and discriminator to focus on more relevant regions of the data when generating or classifying.</text:p>
        </text:list-item>
      </text:list>
      <text:p text:style-name="Text_20_body">In short, these models can be integrated for tasks like <text:span text:style-name="Strong_20_Emphasis">generative modeling</text:span>, <text:span text:style-name="Strong_20_Emphasis">representation learning</text:span>, and <text:span text:style-name="Strong_20_Emphasis">sequence-to-sequence transformations</text:span>, making them highly flexible in various machine learning applications.</text:p>
      <text:h text:style-name="Heading_20_5" text:outline-level="5">You said:</text:h>
      <text:p text:style-name="Text_20_body">now llms and super inteliegence and transformer linked to this . Connecting Concepts: Here’s how these concepts relate to each other: Autoencoders: Learn a compact latent representation of data and reconstruct it. Attention Mechanisms: Allow the model to focus on the most relevant parts of the input. GANs: Learn to generate new data that resembles the real data distribution. Mathematically, they can be connected as follows: Autoencoder + Attention: Use attention to enhance the encoding and decoding process, focusing on different parts of the input. GANs + Autoencoders: The autoencoder’s encoder-decoder can be used to learn a meaningful latent space for the GAN’s generator to sample from. GANs + Attention: Attention mechanisms can be incorporated into GANs, allowing the generator and discriminator to focus on more relevant regions of the data when generating or classifying. In short, these models can be integrated for tasks like generative modeling, representation learning, and sequence-to-sequence transformations, making them highly flexible in various machine learning applications. and image audi and vido generation and scientific discovery by it explain in can nonical form </text:p>
      <text:h text:style-name="Heading_20_6" text:outline-level="6">ChatGPT said:</text:h>
      <text:p text:style-name="Text_20_body">Let’s break down <text:span text:style-name="Strong_20_Emphasis">Large Language Models (LLMs)</text:span>, <text:span text:style-name="Strong_20_Emphasis">Superintelligence</text:span>, <text:span text:style-name="Strong_20_Emphasis">Transformers</text:span>, and their connections to <text:span text:style-name="Strong_20_Emphasis">Autoencoders</text:span>, <text:span text:style-name="Strong_20_Emphasis">Attention Mechanisms</text:span>, <text:span text:style-name="Strong_20_Emphasis">GANs</text:span>, and <text:span text:style-name="Strong_20_Emphasis">Generative Tasks</text:span> like image, audio, and video generation, as well as their potential for <text:span text:style-name="Strong_20_Emphasis">scientific discovery</text:span>. These concepts are deeply interconnected and play a crucial role in driving advances in AI and machine learning.</text:p>
      <text:h text:style-name="Heading_20_3" text:outline-level="3">1. <text:span text:style-name="Strong_20_Emphasis">Large Language Models (LLMs)</text:span></text:h>
      <text:p text:style-name="Text_20_body"><text:span text:style-name="Strong_20_Emphasis">LLMs</text:span> (e.g., GPT models) are transformer-based architectures trained to understand and generate human language. They utilize vast amounts of text data to learn the structure of language, allowing them to generate coherent, contextually relevant text given an initial prompt.</text:p>
      <text:h text:style-name="Heading_20_4" text:outline-level="4"><text:span text:style-name="Strong_20_Emphasis">Mathematical Representation of LLMs</text:span>:</text:h>
      <text:p text:style-name="Text_20_body">In a transformer-based architecture, the key components are the <text:span text:style-name="Strong_20_Emphasis">input embeddings</text:span>, <text:span text:style-name="Strong_20_Emphasis">attention mechanism</text:span>, and <text:span text:style-name="Strong_20_Emphasis">feed-forward layers</text:span>. The process can be summarized as:</text:p>
      <text:list xml:id="list2466649499" text:style-name="L49">
        <text:list-item>
          <text:p text:style-name="P50"><text:span text:style-name="Strong_20_Emphasis">Input Embedding</text:span>: Convert the input text tokens into vector representations:</text:p>
          <text:p text:style-name="P50"><text:soft-page-break/>xi​=Embedding(ti​) </text:p>
          <text:p text:style-name="P50">where ti​ is a token (e.g., a word or sub-word unit), and xi​ is its vector representation.</text:p>
        </text:list-item>
        <text:list-item>
          <text:p text:style-name="P50"><text:span text:style-name="Strong_20_Emphasis">Self-Attention Mechanism</text:span>: Apply attention to capture relationships between tokens at different positions in the input sequence:</text:p>
          <text:p text:style-name="P50">Attention(Q,K,V)=softmax(dk​​QKT​)V </text:p>
          <text:p text:style-name="P50">where Q, K, and V are the query, key, and value matrices derived from the input tokens, and dk​ is the dimensionality of the key vectors.</text:p>
        </text:list-item>
        <text:list-item>
          <text:p text:style-name="P50"><text:span text:style-name="Strong_20_Emphasis">Transformer Blocks</text:span>: These attention-based computations are stacked in multiple layers of <text:span text:style-name="Strong_20_Emphasis">self-attention</text:span> and <text:span text:style-name="Strong_20_Emphasis">feed-forward neural networks</text:span> to refine the representation of the input. The final output is passed through a <text:span text:style-name="Strong_20_Emphasis">softmax</text:span> layer to predict the next token (in autoregressive models) or other tasks such as classification.</text:p>
        </text:list-item>
      </text:list>
      <text:h text:style-name="Heading_20_3" text:outline-level="3">2. <text:span text:style-name="Strong_20_Emphasis">Superintelligence</text:span></text:h>
      <text:p text:style-name="Text_20_body"><text:span text:style-name="Strong_20_Emphasis">Superintelligence</text:span> refers to a hypothetical AI that surpasses human intelligence in all domains, including reasoning, problem-solving, creativity, and understanding. Superintelligent systems could emerge through the scaling of current models (like LLMs) or through new architectures capable of unsupervised learning, discovery, and innovation.</text:p>
      <text:h text:style-name="Heading_20_4" text:outline-level="4"><text:span text:style-name="Strong_20_Emphasis">Mathematical Basis for Superintelligence</text:span>:</text:h>
      <text:p text:style-name="Text_20_body">A <text:span text:style-name="Strong_20_Emphasis">superintelligent AI</text:span> could be formed by combining various advanced techniques:</text:p>
      <text:list xml:id="list3913500928" text:style-name="L50">
        <text:list-item>
          <text:p text:style-name="P51"><text:span text:style-name="Strong_20_Emphasis">LLMs</text:span> for language understanding and generation.</text:p>
        </text:list-item>
        <text:list-item>
          <text:p text:style-name="P51"><text:span text:style-name="Strong_20_Emphasis">Autoencoders</text:span> and <text:span text:style-name="Strong_20_Emphasis">Attention Mechanisms</text:span> for highly efficient representation learning and focusing on relevant data.</text:p>
        </text:list-item>
        <text:list-item>
          <text:p text:style-name="P51"><text:span text:style-name="Strong_20_Emphasis">GANs</text:span> for generative tasks that mimic the real world in various domains (e.g., images, audio).</text:p>
        </text:list-item>
        <text:list-item>
          <text:p text:style-name="P51"><text:span text:style-name="Strong_20_Emphasis">Reinforcement Learning (RL)</text:span> for continuous improvement through interaction with environments.</text:p>
        </text:list-item>
      </text:list>
      <text:p text:style-name="Text_20_body">Mathematically, superintelligence could involve <text:span text:style-name="Strong_20_Emphasis">self-improvement loops</text:span> in which the AI refines its models, discovers new theories, and increases its capabilities recursively.</text:p>
      <text:p text:style-name="Horizontal_20_Line"/>
      <text:h text:style-name="Heading_20_3" text:outline-level="3">3. <text:span text:style-name="Strong_20_Emphasis">Transformers: Key to LLMs, GANs, and Attention</text:span></text:h>
      <text:p text:style-name="Text_20_body">Transformers are <text:span text:style-name="Strong_20_Emphasis">state-of-the-art</text:span> models that utilize the attention mechanism to process input data in parallel, making them highly efficient for tasks like language modeling, image generation, and even video and audio synthesis. Their key components are:</text:p>
      <text:list xml:id="list3613324976" text:style-name="L51">
        <text:list-item>
          <text:p text:style-name="P52"><text:span text:style-name="Strong_20_Emphasis">Self-Attention</text:span>: Allows each token in the input sequence to consider all other tokens, making the model capable of understanding long-range dependencies.</text:p>
        </text:list-item>
        <text:list-item>
          <text:p text:style-name="P52"><text:span text:style-name="Strong_20_Emphasis">Multi-Head Attention</text:span>: Enables the model to focus on different parts of the input at once, capturing various relationships in the data.</text:p>
        </text:list-item>
        <text:list-item>
          <text:p text:style-name="P52"><text:soft-page-break/><text:span text:style-name="Strong_20_Emphasis">Feed-forward Network</text:span>: Adds non-linearity and capacity for complex mappings.</text:p>
        </text:list-item>
      </text:list>
      <text:p text:style-name="Text_20_body">Transformers have been foundational in the development of <text:span text:style-name="Strong_20_Emphasis">LLMs</text:span>, <text:span text:style-name="Strong_20_Emphasis">image generation models (e.g., Vision Transformers)</text:span>, and <text:span text:style-name="Strong_20_Emphasis">audio/video synthesis</text:span>.</text:p>
      <text:p text:style-name="Horizontal_20_Line"/>
      <text:h text:style-name="Heading_20_3" text:outline-level="3">4. <text:span text:style-name="Strong_20_Emphasis">Connecting Concepts: Autoencoders, Attention, GANs, and Transformers</text:span></text:h>
      <text:h text:style-name="Heading_20_4" text:outline-level="4"><text:span text:style-name="Strong_20_Emphasis">Autoencoders + Attention</text:span>:</text:h>
      <text:list xml:id="list2291074959" text:style-name="L52">
        <text:list-item>
          <text:p text:style-name="P53"><text:span text:style-name="Strong_20_Emphasis">Enhancing Representation Learning</text:span>: Autoencoders aim to learn a compact latent representation of the data. By integrating attention, we can allow the model to focus on more relevant features in the data, improving the quality of the learned representation.</text:p>
          <text:p text:style-name="P53">z=Attention(fencoder​(x),θe​)andx^=fdecoder​(z,θd​) </text:p>
          <text:p text:style-name="P53">This allows more effective encoding and reconstruction, where attention helps the model focus on the most critical components of the data (e.g., for images, specific regions of interest).</text:p>
        </text:list-item>
      </text:list>
      <text:h text:style-name="Heading_20_4" text:outline-level="4"><text:span text:style-name="Strong_20_Emphasis">GANs + Autoencoders</text:span>:</text:h>
      <text:list xml:id="list2968374217" text:style-name="L53">
        <text:list-item>
          <text:p text:style-name="P54"><text:span text:style-name="Strong_20_Emphasis">Latent Space Generation</text:span>: In <text:span text:style-name="Strong_20_Emphasis">Autoencoder GANs (AE-GANs)</text:span>, the encoder-decoder framework is combined with a discriminator to ensure that the generated data closely resembles real data. The generator in the GAN uses the latent space learned by the autoencoder, allowing it to generate high-quality samples from a learned distribution.</text:p>
          <text:p text:style-name="P54"> output)G(z)=fdecoder​(z)andD(G(z))(discriminator output) </text:p>
          <text:p text:style-name="P54">Here, G(z) generates data that is forced to match the data distribution by the discriminator, leveraging autoencoder-like latent representations.</text:p>
        </text:list-item>
      </text:list>
      <text:h text:style-name="Heading_20_4" text:outline-level="4"><text:span text:style-name="Strong_20_Emphasis">GANs + Attention</text:span>:</text:h>
      <text:list xml:id="list3622061068" text:style-name="L54">
        <text:list-item>
          <text:p text:style-name="P55"><text:span text:style-name="Strong_20_Emphasis">Focused Generation</text:span>: In <text:span text:style-name="Strong_20_Emphasis">Attention GANs</text:span>, attention is applied to both the generator and discriminator to focus on specific regions of the data when generating or classifying it. For example, in image generation, attention allows the generator to focus on particular parts of the image while producing more coherent and realistic results.</text:p>
          <text:p text:style-name="P55"> withinAttention(Q,K,V)applied withinG(z) </text:p>
        </text:list-item>
      </text:list>
      <text:h text:style-name="Heading_20_4" text:outline-level="4"><text:span text:style-name="Strong_20_Emphasis">Transformers in GANs</text:span>:</text:h>
      <text:list xml:id="list1620751495" text:style-name="L55">
        <text:list-item>
          <text:p text:style-name="P56"><text:span text:style-name="Strong_20_Emphasis">Transformer GANs</text:span>: Transformers can be integrated into GANs, where the attention mechanism helps the generator focus on specific parts of the input data (e.g., in text-to-image generation) or in the discriminator to improve its ability to distinguish between real and fake data.</text:p>
          <text:p text:style-name="P56"> Generator DiscriminatorG(z)=Transformer-based Generator,D(x)=Transformer-based Discriminator </text:p>
        </text:list-item>
      </text:list>
      <text:p text:style-name="Horizontal_20_Line"/>
      <text:h text:style-name="Heading_20_3" text:outline-level="3"><text:soft-page-break/>5. <text:span text:style-name="Strong_20_Emphasis">Applications in Image, Audio, and Video Generation</text:span></text:h>
      <text:list xml:id="list4244802566" text:style-name="L56">
        <text:list-item>
          <text:p text:style-name="P57"><text:span text:style-name="Strong_20_Emphasis">Image Generation</text:span>: Transformers and GANs are increasingly used for generating realistic images (e.g., <text:span text:style-name="Strong_20_Emphasis">StyleGAN</text:span>, <text:span text:style-name="Strong_20_Emphasis">BigGAN</text:span>, <text:span text:style-name="Strong_20_Emphasis">DALL·E</text:span>, <text:span text:style-name="Strong_20_Emphasis">CLIP</text:span>). These models learn the distribution of image data and generate new images from noise vectors or conditional inputs.</text:p>
          <text:p text:style-name="P76"> image)x^=G(z)(generated image) </text:p>
        </text:list-item>
        <text:list-item>
          <text:p text:style-name="P57"><text:span text:style-name="Strong_20_Emphasis">Audio Generation</text:span>: LLMs and transformers like <text:span text:style-name="Strong_20_Emphasis">WaveNet</text:span> and <text:span text:style-name="Strong_20_Emphasis">VQ-VAE</text:span> can generate high-quality audio. Transformers can model the temporal dependencies in audio, while GANs can be used for high-quality synthesis.</text:p>
          <text:p text:style-name="P76"> audio waveform)y^​=G(z)(generated audio waveform) </text:p>
        </text:list-item>
        <text:list-item>
          <text:p text:style-name="P57"><text:span text:style-name="Strong_20_Emphasis">Video Generation</text:span>: Models such as <text:span text:style-name="Strong_20_Emphasis">TGANs</text:span> (Temporal GANs) combine transformers with GANs to generate videos. These models learn spatiotemporal relationships and generate realistic video sequences from noise or input conditions.</text:p>
          <text:p text:style-name="P57"> video frame sequence)v^=G(z)(generated video frame sequence) </text:p>
        </text:list-item>
      </text:list>
      <text:p text:style-name="Horizontal_20_Line"/>
      <text:h text:style-name="Heading_20_3" text:outline-level="3">6. <text:span text:style-name="Strong_20_Emphasis">Scientific Discovery via AI and Machine Learning</text:span></text:h>
      <text:p text:style-name="Text_20_body">AI models, especially LLMs and generative models, are poised to assist in <text:span text:style-name="Strong_20_Emphasis">scientific discovery</text:span> in several ways:</text:p>
      <text:list xml:id="list3174479968" text:style-name="L57">
        <text:list-item>
          <text:p text:style-name="P58"><text:span text:style-name="Strong_20_Emphasis">Data-Driven Research</text:span>: AI models can analyze vast amounts of scientific data (e.g., genomics, chemistry, astronomy) to find patterns, predict outcomes, or propose new hypotheses.</text:p>
        </text:list-item>
        <text:list-item>
          <text:p text:style-name="P58"><text:span text:style-name="Strong_20_Emphasis">Generative Models for Drug Discovery</text:span>: GANs and autoencoders can be used to generate new molecular structures or predict the interactions between molecules, accelerating the drug discovery process.</text:p>
        </text:list-item>
        <text:list-item>
          <text:p text:style-name="P58"><text:span text:style-name="Strong_20_Emphasis">Accelerating Simulations</text:span>: Transformers and GANs can be applied to simulate complex systems, such as weather forecasting or material discovery, by learning the underlying physical laws from data.</text:p>
        </text:list-item>
      </text:list>
      <text:p text:style-name="Text_20_body">The connection between these models is essential in enabling breakthroughs, such as generating novel molecules or predicting new materials, by leveraging large-scale data and powerful generative models.</text:p>
      <text:p text:style-name="Horizontal_20_Line"/>
      <text:h text:style-name="Heading_20_3" text:outline-level="3">Conclusion</text:h>
      <text:p text:style-name="Text_20_body">The concepts of <text:span text:style-name="Strong_20_Emphasis">Autoencoders</text:span>, <text:span text:style-name="Strong_20_Emphasis">Attention Mechanisms</text:span>, <text:span text:style-name="Strong_20_Emphasis">GANs</text:span>, <text:span text:style-name="Strong_20_Emphasis">LLMs</text:span>, and <text:span text:style-name="Strong_20_Emphasis">Transformers</text:span> are deeply intertwined. By combining their strengths, AI can generate new data (images, audio, video), assist in scientific discovery, and ultimately help toward the realization of superintelligent systems. The <text:span text:style-name="Strong_20_Emphasis">scaling</text:span> and <text:span text:style-name="Strong_20_Emphasis">integration</text:span> of these models, especially when linked with reinforcement learning or self-improvement loops, could pave the way for autonomous systems capable of scientific innovation, creation, and problem-solving far beyond current capabilities.</text:p>
      <text:h text:style-name="Heading_20_5" text:outline-level="5"><text:soft-page-break/>You said:</text:h>
      <text:p text:style-name="Text_20_body">tell with rnn ,gru atention and how it puts in context and even fuinds new </text:p>
      <text:h text:style-name="Heading_20_6" text:outline-level="6">ChatGPT said:</text:h>
      <text:p text:style-name="Text_20_body">Let's delve into how <text:span text:style-name="Strong_20_Emphasis">Recurrent Neural Networks (RNNs)</text:span>, <text:span text:style-name="Strong_20_Emphasis">Gated Recurrent Units (GRUs)</text:span>, and <text:span text:style-name="Strong_20_Emphasis">Attention Mechanisms</text:span> can be integrated to <text:span text:style-name="Strong_20_Emphasis">find new patterns</text:span> and <text:span text:style-name="Strong_20_Emphasis">put data in context</text:span>. These models are often used for sequential data processing, such as time-series forecasting, natural language processing (NLP), and speech recognition. The combination of RNNs, GRUs, and Attention mechanisms forms the foundation of many powerful models that can "find new" information or insights from data, often enabling breakthroughs in machine learning.</text:p>
      <text:h text:style-name="Heading_20_3" text:outline-level="3">1. <text:span text:style-name="Strong_20_Emphasis">Recurrent Neural Networks (RNNs)</text:span></text:h>
      <text:p text:style-name="Text_20_body"><text:span text:style-name="Strong_20_Emphasis">RNNs</text:span> are designed to handle sequential data. Unlike feed-forward neural networks, RNNs maintain an internal state (memory) that can capture information about previous time steps in a sequence. This makes them useful for tasks where the current output depends not just on the current input but also on the previous context (e.g., language, time series).</text:p>
      <text:h text:style-name="Heading_20_4" text:outline-level="4"><text:span text:style-name="Strong_20_Emphasis">Mathematical Formulation of RNNs</text:span>:</text:h>
      <text:p text:style-name="Text_20_body">At each time step t, an RNN updates its hidden state ht​ and produces an output yt​:</text:p>
      <text:p text:style-name="Text_20_body">ht​=tanh(Whh​ht−1​+Whx​xt​+bh​) yt​=Why​ht​+by​ </text:p>
      <text:p text:style-name="Text_20_body">Where:</text:p>
      <text:list xml:id="list3508623364" text:style-name="L58">
        <text:list-item>
          <text:p text:style-name="P59">xt​ is the input at time t,</text:p>
        </text:list-item>
        <text:list-item>
          <text:p text:style-name="P59">ht​ is the hidden state at time t,</text:p>
        </text:list-item>
        <text:list-item>
          <text:p text:style-name="P59">Whh​, Whx​, Why​ are the weight matrices,</text:p>
        </text:list-item>
        <text:list-item>
          <text:p text:style-name="P59">bh​ and by​ are biases,</text:p>
        </text:list-item>
        <text:list-item>
          <text:p text:style-name="P59">yt​ is the output at time t.</text:p>
        </text:list-item>
      </text:list>
      <text:p text:style-name="Text_20_body">The hidden state ht​ is updated using the previous hidden state ht−1​ and the current input xt​, allowing the network to maintain memory of past inputs.</text:p>
      <text:h text:style-name="Heading_20_4" text:outline-level="4"><text:span text:style-name="Strong_20_Emphasis">Contextualizing with RNN</text:span>:</text:h>
      <text:p text:style-name="Text_20_body">The RNN’s ability to maintain a hidden state across time steps allows it to capture dependencies over time. However, <text:span text:style-name="Strong_20_Emphasis">vanishing gradients</text:span> can limit its ability to learn long-term dependencies.</text:p>
      <text:p text:style-name="Horizontal_20_Line"/>
      <text:h text:style-name="Heading_20_3" text:outline-level="3">2. <text:span text:style-name="Strong_20_Emphasis">Gated Recurrent Units (GRUs)</text:span></text:h>
      <text:p text:style-name="Text_20_body"><text:span text:style-name="Strong_20_Emphasis">GRUs</text:span> are a variation of RNNs that are designed to address the vanishing gradient problem and improve learning long-term dependencies. They use <text:span text:style-name="Strong_20_Emphasis">gates</text:span> to control the flow of information and maintain relevant information over long sequences.</text:p>
      <text:h text:style-name="Heading_20_4" text:outline-level="4"><text:span text:style-name="Strong_20_Emphasis">Mathematical Formulation of GRUs</text:span>:</text:h>
      <text:p text:style-name="Text_20_body">A GRU has two main gates:</text:p>
      <text:list xml:id="list4108984718" text:style-name="L59">
        <text:list-item>
          <text:p text:style-name="P60"><text:soft-page-break/><text:span text:style-name="Strong_20_Emphasis">Update Gate</text:span> zt​: Controls how much of the previous memory should be passed to the current time step.</text:p>
        </text:list-item>
        <text:list-item>
          <text:p text:style-name="P60"><text:span text:style-name="Strong_20_Emphasis">Reset Gate</text:span> rt​: Controls how much of the previous memory should be forgotten.</text:p>
        </text:list-item>
      </text:list>
      <text:p text:style-name="Text_20_body">The equations governing the GRU are as follows:</text:p>
      <text:list xml:id="list2019497280" text:style-name="L60">
        <text:list-item>
          <text:p text:style-name="P61"><text:span text:style-name="Strong_20_Emphasis">Update Gate</text:span>:</text:p>
        </text:list-item>
      </text:list>
      <text:p text:style-name="Text_20_body">zt​=σ(Wz​xt​+Uz​ht−1​+bz​) </text:p>
      <text:list xml:id="list3882492596" text:style-name="L61">
        <text:list-item>
          <text:p text:style-name="P62"><text:span text:style-name="Strong_20_Emphasis">Reset Gate</text:span>:</text:p>
        </text:list-item>
      </text:list>
      <text:p text:style-name="Text_20_body">rt​=σ(Wr​xt​+Ur​ht−1​+br​) </text:p>
      <text:list xml:id="list3346104641" text:style-name="L62">
        <text:list-item>
          <text:p text:style-name="P63"><text:span text:style-name="Strong_20_Emphasis">Candidate Hidden State</text:span>:</text:p>
        </text:list-item>
      </text:list>
      <text:p text:style-name="Text_20_body">h~t​=tanh(Wh​xt​+Uh​(rt​⊙ht−1​)+bh​) </text:p>
      <text:list xml:id="list3514750052" text:style-name="L63">
        <text:list-item>
          <text:p text:style-name="P64"><text:span text:style-name="Strong_20_Emphasis">Final Hidden State</text:span>:</text:p>
        </text:list-item>
      </text:list>
      <text:p text:style-name="Text_20_body">ht​=(1−zt​)⊙ht−1​+zt​⊙h~t​ </text:p>
      <text:p text:style-name="Text_20_body">Where:</text:p>
      <text:list xml:id="list3376565388" text:style-name="L64">
        <text:list-item>
          <text:p text:style-name="P65">σ is the sigmoid function,</text:p>
        </text:list-item>
        <text:list-item>
          <text:p text:style-name="P65">⊙ denotes element-wise multiplication,</text:p>
        </text:list-item>
        <text:list-item>
          <text:p text:style-name="P65">Wz​,Wr​,Wh​ are weight matrices for the gates,</text:p>
        </text:list-item>
        <text:list-item>
          <text:p text:style-name="P65">Uz​,Ur​,Uh​ are the recurrent weight matrices,</text:p>
        </text:list-item>
        <text:list-item>
          <text:p text:style-name="P65">bz​,br​,bh​ are bias terms.</text:p>
        </text:list-item>
      </text:list>
      <text:p text:style-name="Text_20_body">The update gate zt​ decides how much of the new candidate hidden state h~t​ should be used, and the reset gate rt​ decides how much of the previous memory to retain.</text:p>
      <text:h text:style-name="Heading_20_4" text:outline-level="4"><text:span text:style-name="Strong_20_Emphasis">Contextualizing with GRUs</text:span>:</text:h>
      <text:p text:style-name="Text_20_body">GRUs allow the network to control how much information is carried forward through the sequence and how much is forgotten, providing better performance on long-range dependencies. This gives GRUs an advantage over standard RNNs when handling sequences where long-term memory is critical.</text:p>
      <text:p text:style-name="Horizontal_20_Line"/>
      <text:h text:style-name="Heading_20_3" text:outline-level="3">3. <text:span text:style-name="Strong_20_Emphasis">Attention Mechanism</text:span></text:h>
      <text:p text:style-name="Text_20_body"><text:span text:style-name="Strong_20_Emphasis">Attention</text:span> mechanisms enable the model to focus on different parts of the input sequence when making predictions, rather than relying solely on the fixed-length context captured by RNNs or GRUs. This is particularly useful when processing long sequences where it is difficult for the model to remember all relevant information in the hidden state.</text:p>
      <text:h text:style-name="Heading_20_4" text:outline-level="4"><text:span text:style-name="Strong_20_Emphasis">Mathematical Formulation of Attention</text:span>:</text:h>
      <text:p text:style-name="Text_20_body">The attention mechanism computes a set of attention weights that determine how much attention should be given to each part of the input sequence. The key idea is to compute a <text:span text:style-name="Strong_20_Emphasis">weighted sum</text:span> of <text:soft-page-break/>the input representations, where the weights are based on the similarity between a query and the keys.</text:p>
      <text:p text:style-name="Text_20_body">Given an input sequence x1​,x2​,…,xn​ and a query q, the attention mechanism calculates the attention weights αi​ for each input xi​:</text:p>
      <text:p text:style-name="Text_20_body">αi​=∑j=1n​exp(score(q,xj​))exp(score(q,xi​))​ </text:p>
      <text:p text:style-name="Text_20_body">Where:</text:p>
      <text:list xml:id="list3127575711" text:style-name="L65">
        <text:list-item>
          <text:p text:style-name="P66">score(q,xi​)=qTWk​xi​ is the similarity score between the query q and the key xi​,</text:p>
        </text:list-item>
        <text:list-item>
          <text:p text:style-name="P66">αi​ is the attention weight for the i-th input,</text:p>
        </text:list-item>
        <text:list-item>
          <text:p text:style-name="P66">The denominator ensures the weights sum to 1.</text:p>
        </text:list-item>
      </text:list>
      <text:p text:style-name="Text_20_body">The final weighted sum of the inputs is the <text:span text:style-name="Strong_20_Emphasis">context vector</text:span> c, which is used to make predictions:</text:p>
      <text:p text:style-name="Text_20_body">c=i=1∑n​αi​xi​ </text:p>
      <text:p text:style-name="Text_20_body">This allows the model to focus on different parts of the input depending on the query.</text:p>
      <text:h text:style-name="Heading_20_4" text:outline-level="4"><text:span text:style-name="Strong_20_Emphasis">Contextualizing with Attention</text:span>:</text:h>
      <text:p text:style-name="Text_20_body">The attention mechanism helps the model decide which parts of the input sequence are most important for making the current prediction. For example, in language translation, attention allows the model to focus on the relevant words in the source language when generating the target language sequence. It significantly improves performance on tasks where long-range dependencies are crucial.</text:p>
      <text:p text:style-name="Horizontal_20_Line"/>
      <text:h text:style-name="Heading_20_3" text:outline-level="3">4. <text:span text:style-name="Strong_20_Emphasis">Combining RNNs, GRUs, and Attention</text:span></text:h>
      <text:p text:style-name="Text_20_body">When combined, RNNs (or GRUs) and attention mechanisms can work together to enhance the model’s ability to capture long-range dependencies and focus on the most relevant parts of the input sequence.</text:p>
      <text:list xml:id="list3399013344" text:style-name="L66">
        <text:list-item>
          <text:p text:style-name="P67"><text:span text:style-name="Strong_20_Emphasis">RNN/GRU + Attention</text:span>: In this setup, an RNN or GRU processes the sequential data, and the attention mechanism allows the model to focus on specific time steps of the sequence that are most important for the task at hand.</text:p>
        </text:list-item>
      </text:list>
      <text:p text:style-name="Text_20_body">For instance, in machine translation, the encoder (RNN or GRU) processes the source sentence, and the decoder uses attention to focus on relevant parts of the encoded representation at each step of generating the target sequence.</text:p>
      <text:h text:style-name="Heading_20_4" text:outline-level="4"><text:span text:style-name="Strong_20_Emphasis">Mathematical Formulation</text:span>:</text:h>
      <text:p text:style-name="Text_20_body">Let the encoder output at time step t be ht​ (using RNN or GRU). The decoder uses attention to compute a context vector ct​ at each time step:</text:p>
      <text:p text:style-name="Text_20_body">ct​=i=1∑n​αti​hi​ </text:p>
      <text:p text:style-name="Text_20_body">Where αti​ are the attention weights computed between the query (the current decoder state) and the encoder outputs.</text:p>
      <text:p text:style-name="Text_20_body">The decoder then combines this context vector ct​ with its current state to generate the next output:</text:p>
      <text:p text:style-name="Text_20_body"><text:soft-page-break/>yt​=fdecoder​(ct​,ht​) </text:p>
      <text:p text:style-name="Text_20_body">This enables the model to focus on different parts of the input sequence dynamically, improving its ability to generate contextually relevant outputs.</text:p>
      <text:p text:style-name="Horizontal_20_Line"/>
      <text:h text:style-name="Heading_20_3" text:outline-level="3">5. <text:span text:style-name="Strong_20_Emphasis">Finding New Patterns and Insights</text:span></text:h>
      <text:p text:style-name="Text_20_body">The combination of RNNs/GRUs and attention allows the model to <text:span text:style-name="Strong_20_Emphasis">find new patterns</text:span> in sequential data by focusing on different parts of the input sequence and considering long-range dependencies. Here are some ways in which this combination can help in finding new insights:</text:p>
      <text:list xml:id="list3746251891" text:style-name="L67">
        <text:list-item>
          <text:p text:style-name="P68"><text:span text:style-name="Strong_20_Emphasis">Language Modeling and Generation</text:span>: Attention mechanisms in models like <text:span text:style-name="Strong_20_Emphasis">Transformers</text:span> allow for effective generation of new text sequences by focusing on the relevant parts of the context at each generation step. LLMs like GPT-3, which combine attention with large-scale training, can generate highly coherent and contextually accurate text, often making inferences or discovering novel patterns in language.</text:p>
        </text:list-item>
        <text:list-item>
          <text:p text:style-name="P68"><text:span text:style-name="Strong_20_Emphasis">Time Series Forecasting</text:span>: In time series prediction, an RNN or GRU can capture temporal dependencies, while attention helps the model focus on the most critical events or periods in the past to predict future outcomes.</text:p>
        </text:list-item>
        <text:list-item>
          <text:p text:style-name="P68"><text:span text:style-name="Strong_20_Emphasis">Scientific Discovery</text:span>: By processing large volumes of scientific data (e.g., genomics, drug discovery, or material science), attention-based models can help identify patterns or hidden relationships that would otherwise be difficult to detect, enabling new insights and accelerating discoveries.</text:p>
        </text:list-item>
      </text:list>
      <text:p text:style-name="Horizontal_20_Line"/>
      <text:h text:style-name="Heading_20_3" text:outline-level="3">Conclusion</text:h>
      <text:p text:style-name="Text_20_body">By combining <text:span text:style-name="Strong_20_Emphasis">RNNs</text:span>, <text:span text:style-name="Strong_20_Emphasis">GRUs</text:span>, and <text:span text:style-name="Strong_20_Emphasis">Attention Mechanisms</text:span>, we can build models that not only <text:span text:style-name="Strong_20_Emphasis">put data in context</text:span> by capturing temporal dependencies, but also <text:span text:style-name="Strong_20_Emphasis">find new patterns</text:span> in data by focusing on the most relevant parts of the sequence. This allows the models to generate new insights and make discoveries, whether in language, time series data, or even in complex scientific research. The <text:span text:style-name="Strong_20_Emphasis">combination of sequential processing and dynamic attention</text:span> is a powerful tool for a wide range of applications, making these models critical in the evolution of AI.</text:p>
      <text:h text:style-name="Heading_20_5" text:outline-level="5">You said:</text:h>
      <text:p text:style-name="Text_20_body">now explain transformers with it</text:p>
      <text:h text:style-name="Heading_20_6" text:outline-level="6">ChatGPT said:</text:h>
      <text:p text:style-name="Text_20_body">Let’s dive into <text:span text:style-name="Strong_20_Emphasis">Transformers</text:span> and how they integrate with <text:span text:style-name="Strong_20_Emphasis">RNNs</text:span>, <text:span text:style-name="Strong_20_Emphasis">GRUs</text:span>, and <text:span text:style-name="Strong_20_Emphasis">Attention Mechanisms</text:span> to process and generate sequences. The transformer architecture has revolutionized sequential data processing, especially in <text:span text:style-name="Strong_20_Emphasis">NLP</text:span> and <text:span text:style-name="Strong_20_Emphasis">generative tasks</text:span> (like image generation, audio synthesis, etc.), by providing a more efficient and scalable alternative to traditional <text:span text:style-name="Strong_20_Emphasis">RNNs</text:span> and <text:span text:style-name="Strong_20_Emphasis">GRUs</text:span>. We will also cover how transformers use attention in a more generalized and powerful way compared to RNNs and GRUs.</text:p>
      <text:h text:style-name="Heading_20_3" text:outline-level="3"><text:soft-page-break/>1. <text:span text:style-name="Strong_20_Emphasis">Transformers Overview</text:span></text:h>
      <text:p text:style-name="Text_20_body">Transformers are a type of neural network architecture that relies entirely on the <text:span text:style-name="Strong_20_Emphasis">self-attention mechanism</text:span> to process input sequences. Unlike RNNs and GRUs, which process sequences step by step, transformers process the entire sequence simultaneously (in parallel), which makes them much faster and more scalable.</text:p>
      <text:p text:style-name="Text_20_body">The key innovation of the transformer is the <text:span text:style-name="Strong_20_Emphasis">self-attention</text:span> mechanism, which enables the model to attend to all positions in the input sequence when producing an output. This allows the transformer to learn global dependencies in the data without relying on the sequential nature of RNNs or GRUs.</text:p>
      <text:h text:style-name="Heading_20_4" text:outline-level="4"><text:span text:style-name="Strong_20_Emphasis">Transformer Architecture</text:span>:</text:h>
      <text:p text:style-name="Text_20_body">The transformer consists of an <text:span text:style-name="Strong_20_Emphasis">Encoder</text:span> and a <text:span text:style-name="Strong_20_Emphasis">Decoder</text:span>, each containing multiple layers of self-attention and feed-forward networks. Here's how the transformer is structured:</text:p>
      <text:list xml:id="list107722365" text:style-name="L68">
        <text:list-item>
          <text:p text:style-name="P69"><text:span text:style-name="Strong_20_Emphasis">Encoder</text:span>: The encoder takes the input sequence and processes it into a sequence of hidden states that represent the input data. Each layer of the encoder consists of two key components:</text:p>
          <text:list>
            <text:list-item>
              <text:p text:style-name="P69"><text:span text:style-name="Strong_20_Emphasis">Multi-Head Self-Attention</text:span>: This mechanism allows the model to focus on different parts of the sequence simultaneously (hence "multi-head"). The output of this mechanism is a weighted sum of input representations, where the weights are determined by the attention scores.</text:p>
            </text:list-item>
            <text:list-item>
              <text:p text:style-name="P69"><text:span text:style-name="Strong_20_Emphasis">Feed-Forward Neural Network</text:span>: After self-attention, each position in the sequence is passed through a position-wise feed-forward network, which applies transformations independently to each element in the sequence.</text:p>
            </text:list-item>
          </text:list>
        </text:list-item>
        <text:list-item>
          <text:p text:style-name="P69"><text:span text:style-name="Strong_20_Emphasis">Decoder</text:span>: The decoder takes the encoder’s output and generates the output sequence. The decoder consists of:</text:p>
          <text:list>
            <text:list-item>
              <text:p text:style-name="P69"><text:span text:style-name="Strong_20_Emphasis">Masked Multi-Head Self-Attention</text:span>: Similar to the encoder, but with the modification that the attention mechanism is "masked" to prevent attending to future positions in the sequence (during training, this helps with autoregressive generation).</text:p>
            </text:list-item>
            <text:list-item>
              <text:p text:style-name="P69"><text:span text:style-name="Strong_20_Emphasis">Cross-Attention</text:span>: This is where the decoder can attend to the encoder’s output. It helps the decoder focus on relevant parts of the input sequence while generating the output.</text:p>
            </text:list-item>
            <text:list-item>
              <text:p text:style-name="P69"><text:span text:style-name="Strong_20_Emphasis">Feed-Forward Network</text:span>: As with the encoder, the decoder also uses a position-wise feed-forward network.</text:p>
            </text:list-item>
          </text:list>
        </text:list-item>
      </text:list>
      <text:h text:style-name="Heading_20_4" text:outline-level="4"><text:span text:style-name="Strong_20_Emphasis">Mathematical Formulation</text:span>:</text:h>
      <text:p text:style-name="Text_20_body">In a transformer, <text:span text:style-name="Strong_20_Emphasis">Self-Attention</text:span> is the key component. The general attention formula for a given query Q, key K, and value V is:</text:p>
      <text:p text:style-name="Text_20_body">Attention(Q,K,V)=softmax(dk​​QKT​)V </text:p>
      <text:p text:style-name="Text_20_body">Where:</text:p>
      <text:list xml:id="list968183979" text:style-name="L69">
        <text:list-item>
          <text:p text:style-name="P70">Q is the query matrix,</text:p>
        </text:list-item>
        <text:list-item>
          <text:p text:style-name="P70">K is the key matrix,</text:p>
        </text:list-item>
        <text:list-item>
          <text:p text:style-name="P70"><text:soft-page-break/>V is the value matrix,</text:p>
        </text:list-item>
        <text:list-item>
          <text:p text:style-name="P70">dk​ is the dimension of the key vector (used for scaling).</text:p>
        </text:list-item>
      </text:list>
      <text:p text:style-name="Text_20_body">For each input sequence, the transformer learns these matrices and computes how much attention each token (word, character, etc.) should give to others in the sequence. The self-attention mechanism allows the model to attend to <text:span text:style-name="Strong_20_Emphasis">all positions</text:span> in the input sequence at once, which helps capture long-range dependencies efficiently.</text:p>
      <text:h text:style-name="Heading_20_4" text:outline-level="4"><text:span text:style-name="Strong_20_Emphasis">Multi-Head Attention</text:span>:</text:h>
      <text:p text:style-name="Text_20_body">Instead of using a single attention mechanism, the transformer uses multiple attention heads that allow it to attend to different parts of the input sequence simultaneously. This is done by splitting the query, key, and value matrices into multiple heads, performing the attention calculation for each head, and then concatenating the results.</text:p>
      <text:p text:style-name="Text_20_body"> AttentionMulti-Head Attention(Q,K,V)=concat(head1​,head2​,…,headh​)WO </text:p>
      <text:p text:style-name="Text_20_body">Where h is the number of attention heads, and WO is a learned weight matrix for the output.</text:p>
      <text:h text:style-name="Heading_20_4" text:outline-level="4"><text:span text:style-name="Strong_20_Emphasis">Positional Encoding</text:span>:</text:h>
      <text:p text:style-name="Text_20_body">Since transformers process the entire sequence in parallel, they don’t inherently capture the order of tokens in the sequence. To fix this, positional encodings are added to the input embeddings to inject information about the position of each token.</text:p>
      <text:p text:style-name="Text_20_body">PEi​=[sin(100002j/di​),cos(100002j/di​)] </text:p>
      <text:p text:style-name="Text_20_body">Where i is the token position, j is the dimension of the encoding, and d is the total number of dimensions. This provides a way to encode the order of tokens in the sequence.</text:p>
      <text:p text:style-name="Horizontal_20_Line"/>
      <text:h text:style-name="Heading_20_3" text:outline-level="3">2. <text:span text:style-name="Strong_20_Emphasis">Transformers vs. RNNs/GRUs</text:span></text:h>
      <text:h text:style-name="Heading_20_4" text:outline-level="4"><text:span text:style-name="Strong_20_Emphasis">RNNs/GRUs</text:span>:</text:h>
      <text:list xml:id="list3584234444" text:style-name="L70">
        <text:list-item>
          <text:p text:style-name="P71"><text:span text:style-name="Strong_20_Emphasis">Sequential Processing</text:span>: RNNs and GRUs process input sequences one step at a time, which can be slow and inefficient for long sequences because of the <text:span text:style-name="Strong_20_Emphasis">vanishing gradient problem</text:span> (in the case of RNNs) or the limited memory capabilities of the model.</text:p>
        </text:list-item>
        <text:list-item>
          <text:p text:style-name="P71"><text:span text:style-name="Strong_20_Emphasis">Memory Constraints</text:span>: They rely on the hidden state (or gated mechanisms in GRUs) to carry information across time steps, making it difficult for them to learn long-range dependencies.</text:p>
        </text:list-item>
      </text:list>
      <text:h text:style-name="Heading_20_4" text:outline-level="4"><text:span text:style-name="Strong_20_Emphasis">Transformers</text:span>:</text:h>
      <text:list xml:id="list1138282477" text:style-name="L71">
        <text:list-item>
          <text:p text:style-name="P72"><text:span text:style-name="Strong_20_Emphasis">Parallel Processing</text:span>: Transformers can process the entire sequence at once (in parallel), making them much faster for training and inference compared to RNNs and GRUs.</text:p>
        </text:list-item>
        <text:list-item>
          <text:p text:style-name="P72"><text:span text:style-name="Strong_20_Emphasis">Self-Attention</text:span>: Instead of relying on hidden states to carry information across time steps, transformers use self-attention to allow each token to directly attend to any other token in the sequence, which improves their ability to capture long-range dependencies.</text:p>
        </text:list-item>
      </text:list>
      <text:h text:style-name="Heading_20_4" text:outline-level="4"><text:soft-page-break/><text:span text:style-name="Strong_20_Emphasis">Key Differences</text:span>:</text:h>
      <text:list xml:id="list3435561717" text:style-name="L72">
        <text:list-item>
          <text:p text:style-name="P73"><text:span text:style-name="Strong_20_Emphasis">Scalability</text:span>: Transformers are more scalable and efficient at handling long sequences, while RNNs and GRUs struggle with long-term dependencies.</text:p>
        </text:list-item>
        <text:list-item>
          <text:p text:style-name="P73"><text:span text:style-name="Strong_20_Emphasis">Parallelization</text:span>: Transformers can process all tokens at once, while RNNs/GRUs process them sequentially.</text:p>
        </text:list-item>
        <text:list-item>
          <text:p text:style-name="P73"><text:span text:style-name="Strong_20_Emphasis">Memory Usage</text:span>: RNNs/GRUs need to remember previous states through hidden layers, whereas transformers use attention to directly model dependencies between tokens.</text:p>
        </text:list-item>
      </text:list>
      <text:p text:style-name="Horizontal_20_Line"/>
      <text:h text:style-name="Heading_20_3" text:outline-level="3">3. <text:span text:style-name="Strong_20_Emphasis">Self-Attention and How Transformers Put Data in Context</text:span></text:h>
      <text:p text:style-name="Text_20_body">The <text:span text:style-name="Strong_20_Emphasis">self-attention</text:span> mechanism in transformers allows the model to determine the relevance of each token in the sequence with respect to every other token. This is especially useful when the model needs to capture context over long-range dependencies.</text:p>
      <text:p text:style-name="Text_20_body">For example, in language models, a transformer can understand relationships between words even if they are far apart in the sentence. For instance, in the sentence <text:span text:style-name="Strong_20_Emphasis">"The cat that chased the mouse is tired"</text:span>, the word <text:span text:style-name="Strong_20_Emphasis">"chased"</text:span> might be far from <text:span text:style-name="Strong_20_Emphasis">"cat"</text:span> and <text:span text:style-name="Strong_20_Emphasis">"mouse"</text:span>, but with self-attention, the model can understand that <text:span text:style-name="Strong_20_Emphasis">"cat"</text:span> is the subject and <text:span text:style-name="Strong_20_Emphasis">"chased"</text:span> is the verb.</text:p>
      <text:p text:style-name="Text_20_body">This <text:span text:style-name="Strong_20_Emphasis">contextual understanding</text:span> is achieved through the self-attention mechanism, which calculates a score for each word in the sequence based on its relationship with other words. This allows the transformer to focus on important tokens in the sequence when making predictions, enabling it to "put the data in context."</text:p>
      <text:p text:style-name="Horizontal_20_Line"/>
      <text:h text:style-name="Heading_20_3" text:outline-level="3">4. <text:span text:style-name="Strong_20_Emphasis">Transformers for Finding New Patterns</text:span></text:h>
      <text:p text:style-name="Text_20_body">Transformers excel at <text:span text:style-name="Strong_20_Emphasis">pattern recognition</text:span> due to their ability to model complex dependencies and relationships within sequences. Some ways transformers help in finding new patterns are:</text:p>
      <text:list xml:id="list2077107132" text:style-name="L73">
        <text:list-item>
          <text:p text:style-name="P74"><text:span text:style-name="Strong_20_Emphasis">Contextual Understanding</text:span>: The self-attention mechanism gives the model the ability to focus on the relevant context for a given token, allowing it to detect patterns or relationships in sequences that may not be immediately obvious in simpler models (like RNNs).</text:p>
        </text:list-item>
        <text:list-item>
          <text:p text:style-name="P74"><text:span text:style-name="Strong_20_Emphasis">Generative Capabilities</text:span>: When used in generative tasks (e.g., GPT models), transformers can generate highly coherent sequences of text or other data by leveraging the patterns they learned from large corpora. These models can <text:span text:style-name="Strong_20_Emphasis">"generate new"</text:span> text, images, or even scientific hypotheses by predicting what comes next in a sequence based on learned patterns.</text:p>
        </text:list-item>
        <text:list-item>
          <text:p text:style-name="P74"><text:span text:style-name="Strong_20_Emphasis">Pattern Discovery in Data</text:span>: Transformers are used in domains like drug discovery, genomics, and material science, where they can uncover hidden patterns in data that might not be visible with other methods.</text:p>
        </text:list-item>
      </text:list>
      <text:p text:style-name="Horizontal_20_Line"/>
      <text:h text:style-name="Heading_20_3" text:outline-level="3"><text:soft-page-break/>5. <text:span text:style-name="Strong_20_Emphasis">Applications of Transformers</text:span></text:h>
      <text:p text:style-name="Text_20_body">Transformers are foundational in various AI domains, and their ability to learn patterns from data has led to breakthroughs in:</text:p>
      <text:list xml:id="list1513598704" text:style-name="L74">
        <text:list-item>
          <text:p text:style-name="P75"><text:span text:style-name="Strong_20_Emphasis">Natural Language Processing (NLP)</text:span>: Transformers power language models like <text:span text:style-name="Strong_20_Emphasis">BERT</text:span>, <text:span text:style-name="Strong_20_Emphasis">GPT</text:span>, and <text:span text:style-name="Strong_20_Emphasis">T5</text:span>, which are used for text generation, translation, summarization, and more.</text:p>
        </text:list-item>
        <text:list-item>
          <text:p text:style-name="P75"><text:span text:style-name="Strong_20_Emphasis">Image Generation</text:span>: Vision transformers (<text:span text:style-name="Strong_20_Emphasis">ViT</text:span>) have been used for tasks like image classification and image generation, showing that transformers can process image data as effectively as convolutional neural networks (CNNs).</text:p>
        </text:list-item>
        <text:list-item>
          <text:p text:style-name="P75"><text:span text:style-name="Strong_20_Emphasis">Audio and Video</text:span>: Transformers have been applied to <text:span text:style-name="Strong_20_Emphasis">audio synthesis</text:span> (e.g., <text:span text:style-name="Strong_20_Emphasis">WaveNet</text:span>) and <text:span text:style-name="Strong_20_Emphasis">video generation</text:span>, leveraging their ability to model sequential dependencies in time-series data.</text:p>
        </text:list-item>
        <text:list-item>
          <text:p text:style-name="P75"><text:span text:style-name="Strong_20_Emphasis">Scientific Discovery</text:span>: In fields like <text:span text:style-name="Strong_20_Emphasis">protein folding</text:span> (e.g., AlphaFold), transformers have been used to model complex relationships in biological data, aiding in scientific breakthroughs.</text:p>
        </text:list-item>
      </text:list>
      <text:p text:style-name="Horizontal_20_Line"/>
      <text:h text:style-name="Heading_20_3" text:outline-level="3">Conclusion</text:h>
      <text:p text:style-name="Text_20_body"><text:span text:style-name="Strong_20_Emphasis">Transformers</text:span> have revolutionized the way sequential data is processed by replacing RNNs and GRUs with the <text:span text:style-name="Strong_20_Emphasis">self-attention mechanism</text:span>, enabling the model to capture long-range dependencies, process sequences in parallel, and scale more effectively. With their ability to put data in context and discover new patterns, transformers have become the cornerstone of modern AI, powering advances in NLP, image and video generation, and even scientific discovery. The combination of self-attention and the ability to process entire sequences at once makes transformers highly powerful in a wide range of task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02T15:26:02.623266392</meta:creation-date>
    <dc:date>2025-04-02T15:35:37.886337628</dc:date>
    <meta:editing-duration>PT9M36S</meta:editing-duration>
    <meta:editing-cycles>1</meta:editing-cycles>
    <meta:document-statistic meta:table-count="0" meta:image-count="0" meta:object-count="0" meta:page-count="39" meta:paragraph-count="874" meta:word-count="9907" meta:character-count="72545" meta:non-whitespace-character-count="54735"/>
    <meta:generator>LibreOffice/6.0.7.3$Linux_X86_64 LibreOffice_project/00m0$Build-3</meta:generator>
  </office:meta>
</office:document-meta>
</file>